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ffb66c" draw:textarea-horizontal-align="justify" draw:textarea-vertical-align="middle" draw:auto-grow-height="false" fo:min-height="0.74cm" fo:min-width="0.49cm"/>
      <style:paragraph-properties style:writing-mode="lr-tb"/>
    </style:style>
    <style:style style:name="gr9" style:family="graphic" style:parent-style-name="standard">
      <style:graphic-properties svg:stroke-color="#000000" draw:fill-color="#ff0000" draw:textarea-horizontal-align="justify" draw:textarea-vertical-align="middle" draw:auto-grow-height="false" fo:min-height="0.74cm" fo:min-width="0.49cm"/>
      <style:paragraph-properties style:writing-mode="lr-tb"/>
    </style:style>
    <style:style style:name="gr10" style:family="graphic" style:parent-style-name="standard">
      <style:graphic-properties svg:stroke-color="#000000" draw:fill-color="#00a933" draw:textarea-horizontal-align="justify" draw:textarea-vertical-align="middle" draw:auto-grow-height="false" fo:min-height="0.74cm" fo:min-width="0.49cm"/>
      <style:paragraph-properties style:writing-mode="lr-tb"/>
    </style:style>
    <style:style style:name="gr11" style:family="graphic" style:parent-style-name="standard">
      <style:graphic-properties svg:stroke-color="#000000" draw:fill-color="#3faf46" draw:textarea-horizontal-align="justify" draw:textarea-vertical-align="middle" draw:auto-grow-height="false" fo:min-height="0.74cm" fo:min-width="0.49cm"/>
      <style:paragraph-properties style:writing-mode="lr-tb"/>
    </style:style>
    <style:style style:name="pr1" style:family="presentation" style:parent-style-name="Padrão-title">
      <style:graphic-properties fo:min-height="2.918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3.9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b66c"/>
      <style:paragraph-properties fo:text-align="center" style:writing-mode="lr-tb"/>
    </style:style>
    <style:style style:name="P9" style:family="paragraph">
      <loext:graphic-properties draw:fill-color="#ff0000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color="#000000"/>
    </style:style>
    <style:style style:name="P11" style:family="paragraph">
      <loext:graphic-properties draw:fill-color="#ffffff"/>
      <style:paragraph-properties fo:text-align="center" style:writing-mode="lr-tb"/>
      <style:text-properties fo:color="#000000"/>
    </style:style>
    <style:style style:name="P12" style:family="paragraph">
      <loext:graphic-properties draw:fill-color="#00a933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14" style:family="paragraph">
      <style:paragraph-properties fo:text-align="center" style:writing-mode="lr-tb"/>
      <style:text-properties fo:color="#111111"/>
    </style:style>
    <style:style style:name="P15" style:family="paragraph">
      <loext:graphic-properties draw:fill-color="#ffffff"/>
      <style:paragraph-properties fo:text-align="center" style:writing-mode="lr-tb"/>
      <style:text-properties fo:color="#111111"/>
    </style:style>
    <style:style style:name="P16" style:family="paragraph">
      <loext:graphic-properties draw:fill-color="#ffb66c"/>
      <style:paragraph-properties fo:text-align="center" style:writing-mode="lr-tb"/>
      <style:text-properties fo:color="#000000"/>
    </style:style>
    <style:style style:name="P17" style:family="paragraph">
      <loext:graphic-properties draw:fill-color="#3faf46"/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weight="bold"/>
    </style:style>
    <style:style style:name="T4" style:family="text">
      <style:text-properties fo:color="#000000"/>
    </style:style>
    <style:style style:name="T5" style:family="text">
      <style:text-properties fo:color="#111111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6cm" svg:height="2.918cm" svg:x="1.3cm" svg:y="0.482cm" presentation:class="title" presentation:user-transformed="true">
          <draw:text-box>
            <text:p text:style-name="P1"><text:span text:style-name="T1">Exercício 23 - Passo 0.</text:span> <text:span text:style-name="T2">Copiar dados no heap</text:span></text:p>
          </draw:text-box>
        </draw:frame>
        <draw:custom-shape draw:style-name="gr1" draw:text-style-name="P4" xml:id="id1" draw:id="id1" draw:layer="layout" svg:width="1.4cm" svg:height="1.4cm" svg:x="2cm" svg:y="4cm">
          <text:p text:style-name="P3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1.4cm" svg:height="1.4cm" svg:x="6.001cm" svg:y="6.001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" draw:id="id2" draw:layer="layout" svg:width="1.4cm" svg:height="1.4cm" svg:x="4.001cm" svg:y="6.001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1.4cm" svg:height="1.4cm" svg:x="10.002cm" svg:y="9.002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1.4cm" svg:height="1.4cm" svg:x="8.002cm" svg:y="9.002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1.4cm" svg:height="1.4cm" svg:x="14.003cm" svg:y="9.00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" draw:id="id6" draw:layer="layout" svg:width="1.4cm" svg:height="1.4cm" svg:x="12.003cm" svg:y="9.00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xml:id="id4" draw:id="id4" draw:layer="layout" svg:x1="3.4cm" svg:y1="4.7cm" svg:x2="4.701cm" svg:y2="6.001cm" draw:start-shape="id1" draw:start-glue-point="10" draw:end-shape="id2" draw:end-glue-point="4" svg:d="M3400 4700h1301v1301" svg:viewBox="0 0 1302 1302">
          <text:p/>
        </draw:connector>
        <draw:connector draw:style-name="gr2" draw:text-style-name="P5" draw:layer="layout" svg:x1="6.701cm" svg:y1="6.001cm" svg:x2="4.701cm" svg:y2="4.7cm" draw:start-shape="id3" draw:start-glue-point="4" draw:end-shape="id4" draw:end-glue-point="0" svg:d="M6701 6001v-1301h-2000" svg:viewBox="0 0 2001 1302">
          <text:p/>
        </draw:connector>
        <draw:connector draw:style-name="gr2" draw:text-style-name="P5" draw:layer="layout" svg:x1="4.701cm" svg:y1="7.401cm" svg:x2="8.702cm" svg:y2="9.002cm" draw:start-shape="id2" draw:start-glue-point="8" draw:end-shape="id5" draw:end-glue-point="4" svg:d="M4701 7401v801h4001v800" svg:viewBox="0 0 4002 1602">
          <text:p/>
        </draw:connector>
        <draw:connector draw:style-name="gr2" draw:text-style-name="P5" draw:layer="layout" draw:line-skew="-0.603cm" svg:x1="6.701cm" svg:y1="7.401cm" svg:x2="12.703cm" svg:y2="9.003cm" draw:start-shape="id3" draw:start-glue-point="8" draw:end-shape="id6" draw:end-glue-point="4" svg:d="M6701 7401v199h6002v1403" svg:viewBox="0 0 6003 1603">
          <text:p/>
        </draw:connector>
        <draw:connector draw:style-name="gr2" draw:text-style-name="P5" draw:layer="layout" svg:x1="4.701cm" svg:y1="7.401cm" svg:x2="10.702cm" svg:y2="9.002cm" draw:start-shape="id2" draw:start-glue-point="8" draw:end-shape="id7" draw:end-glue-point="4" svg:d="M4701 7401v801h6001v800" svg:viewBox="0 0 6002 1602">
          <text:p/>
        </draw:connector>
        <draw:connector draw:style-name="gr2" draw:text-style-name="P5" draw:layer="layout" draw:line-skew="-0.603cm" svg:x1="14.703cm" svg:y1="9.003cm" svg:x2="6.701cm" svg:y2="7.401cm" draw:start-shape="id8" draw:start-glue-point="4" draw:end-shape="id3" draw:end-glue-point="8" svg:d="M14703 9003v-1403h-8002v-199" svg:viewBox="0 0 8003 1603">
          <text:p/>
        </draw:connector>
        <draw:custom-shape draw:style-name="gr1" draw:text-style-name="P4" xml:id="id10" draw:id="id10" draw:layer="layout" svg:width="1.4cm" svg:height="1.4cm" svg:x="18.003cm" svg:y="12.003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" draw:id="id9" draw:layer="layout" svg:width="1.4cm" svg:height="1.4cm" svg:x="16.003cm" svg:y="12.003cm">
          <text:p text:style-name="P3">1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1.4cm" svg:height="1.4cm" svg:x="22.004cm" svg:y="12.004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1.4cm" svg:height="1.4cm" svg:x="20.004cm" svg:y="12.004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3" draw:id="id13" draw:layer="layout" svg:width="1.4cm" svg:height="1.4cm" svg:x="24.005cm" svg:y="12.005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line-skew="0.597cm" svg:x1="8.702cm" svg:y1="10.402cm" svg:x2="16.703cm" svg:y2="12.003cm" draw:start-shape="id5" draw:start-glue-point="8" draw:end-shape="id9" draw:end-glue-point="4" svg:d="M8702 10402v1398h8001v203" svg:viewBox="0 0 8002 1602">
          <text:p/>
        </draw:connector>
        <draw:connector draw:style-name="gr2" draw:text-style-name="P5" draw:layer="layout" draw:line-skew="0.597cm" svg:x1="18.703cm" svg:y1="12.003cm" svg:x2="8.702cm" svg:y2="10.402cm" draw:start-shape="id10" draw:start-glue-point="4" draw:end-shape="id5" draw:end-glue-point="8" svg:d="M18703 12003v-203h-10001v-1398" svg:viewBox="0 0 10002 1602">
          <text:p/>
        </draw:connector>
        <draw:connector draw:style-name="gr2" draw:text-style-name="P5" draw:layer="layout" svg:x1="10.702cm" svg:y1="10.402cm" svg:x2="20.704cm" svg:y2="12.004cm" draw:start-shape="id7" draw:end-shape="id11" draw:end-glue-point="4" svg:d="M10702 10402v802h10002v800" svg:viewBox="0 0 10003 1603">
          <text:p/>
        </draw:connector>
        <draw:connector draw:style-name="gr2" draw:text-style-name="P5" draw:layer="layout" svg:x1="22.704cm" svg:y1="12.004cm" svg:x2="10.702cm" svg:y2="10.402cm" draw:start-shape="id12" draw:start-glue-point="4" draw:end-shape="id7" draw:end-glue-point="8" svg:d="M22704 12004v-800h-12002v-802" svg:viewBox="0 0 12003 1603">
          <text:p/>
        </draw:connector>
        <draw:connector draw:style-name="gr2" draw:text-style-name="P5" draw:layer="layout" draw:line-skew="-0.405cm" svg:x1="12.703cm" svg:y1="10.403cm" svg:x2="24.705cm" svg:y2="12.005cm" draw:start-shape="id6" draw:start-glue-point="8" draw:end-shape="id13" draw:end-glue-point="4" svg:d="M12703 10403v397h12002v1205" svg:viewBox="0 0 12003 1603">
          <text:p/>
        </draw:connector>
        <draw:frame draw:style-name="gr3" draw:text-style-name="P6" draw:layer="layout" svg:width="1.205cm" svg:height="0.962cm" svg:x="2.1cm" svg:y="14cm">
          <draw:text-box>
            <text:p><text:span text:style-name="T3">46</text:span></text:p>
          </draw:text-box>
        </draw:frame>
        <draw:frame draw:style-name="gr3" draw:text-style-name="P6" draw:layer="layout" svg:width="1.205cm" svg:height="0.962cm" svg:x="3.901cm" svg:y="14cm">
          <draw:text-box>
            <text:p><text:span text:style-name="T3">33</text:span></text:p>
          </draw:text-box>
        </draw:frame>
        <draw:frame draw:style-name="gr4" draw:text-style-name="P6" draw:layer="layout" svg:width="0.853cm" svg:height="0.962cm" svg:x="5.902cm" svg:y="14cm">
          <draw:text-box>
            <text:p><text:span text:style-name="T3">5</text:span></text:p>
          </draw:text-box>
        </draw:frame>
        <draw:frame draw:style-name="gr5" draw:text-style-name="P6" draw:layer="layout" svg:width="1.171cm" svg:height="0.962cm" svg:x="7.903cm" svg:y="14cm">
          <draw:text-box>
            <text:p><text:span text:style-name="T3">11</text:span></text:p>
          </draw:text-box>
        </draw:frame>
        <draw:frame draw:style-name="gr3" draw:text-style-name="P6" draw:layer="layout" svg:width="1.205cm" svg:height="0.962cm" svg:x="10.104cm" svg:y="14cm">
          <draw:text-box>
            <text:p><text:span text:style-name="T3">23</text:span></text:p>
          </draw:text-box>
        </draw:frame>
        <draw:frame draw:style-name="gr3" draw:text-style-name="P6" draw:layer="layout" svg:width="1.205cm" svg:height="0.962cm" svg:x="12.105cm" svg:y="14cm">
          <draw:text-box>
            <text:p><text:span text:style-name="T3">25</text:span></text:p>
          </draw:text-box>
        </draw:frame>
        <draw:frame draw:style-name="gr4" draw:text-style-name="P6" draw:layer="layout" svg:width="0.853cm" svg:height="0.962cm" svg:x="14.206cm" svg:y="14cm">
          <draw:text-box>
            <text:p><text:span text:style-name="T3">6</text:span></text:p>
          </draw:text-box>
        </draw:frame>
        <draw:frame draw:style-name="gr6" draw:text-style-name="P6" draw:layer="layout" svg:width="1.556cm" svg:height="0.962cm" svg:x="16.107cm" svg:y="14cm">
          <draw:text-box>
            <text:p><text:span text:style-name="T3">123</text:span></text:p>
          </draw:text-box>
        </draw:frame>
        <draw:frame draw:style-name="gr3" draw:text-style-name="P6" draw:layer="layout" svg:width="1.205cm" svg:height="0.962cm" svg:x="18.108cm" svg:y="14cm">
          <draw:text-box>
            <text:p><text:span text:style-name="T3">37</text:span></text:p>
          </draw:text-box>
        </draw:frame>
        <draw:frame draw:style-name="gr3" draw:text-style-name="P6" draw:layer="layout" svg:width="1.205cm" svg:height="0.962cm" svg:x="20.109cm" svg:y="14cm">
          <draw:text-box>
            <text:p><text:span text:style-name="T3">19</text:span></text:p>
          </draw:text-box>
        </draw:frame>
        <draw:frame draw:style-name="gr3" draw:text-style-name="P6" draw:layer="layout" svg:width="1.205cm" svg:height="0.962cm" svg:x="22.11cm" svg:y="14cm">
          <draw:text-box>
            <text:p><text:span text:style-name="T3">16</text:span></text:p>
          </draw:text-box>
        </draw:frame>
        <draw:frame draw:style-name="gr3" draw:text-style-name="P6" draw:layer="layout" svg:width="1.205cm" svg:height="0.962cm" svg:x="24.111cm" svg:y="14cm">
          <draw:text-box>
            <text:p><text:span text:style-name="T3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3" draw:text-style-name="P2" draw:layer="layout" svg:width="25cm" svg:height="3.929cm" svg:x="2cm" svg:y="0.171cm" presentation:class="title" presentation:user-transformed="true">
          <draw:text-box>
            <text:p text:style-name="P1">Passo 1. <text:span text:style-name="T2">40 é maior que 25, então mantém a posição</text:span></text:p>
          </draw:text-box>
        </draw:frame>
        <draw:custom-shape draw:style-name="gr1" draw:text-style-name="P4" xml:id="id14" draw:id="id14" draw:layer="layout" svg:width="1.4cm" svg:height="1.4cm" svg:x="2cm" svg:y="4cm">
          <text:p text:style-name="P3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1.4cm" svg:height="1.4cm" svg:x="6.001cm" svg:y="6.001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5" draw:id="id15" draw:layer="layout" svg:width="1.4cm" svg:height="1.4cm" svg:x="4.001cm" svg:y="6.001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0" draw:id="id20" draw:layer="layout" svg:width="1.4cm" svg:height="1.4cm" svg:x="10.002cm" svg:y="9.002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8" draw:id="id18" draw:layer="layout" svg:width="1.4cm" svg:height="1.4cm" svg:x="8.002cm" svg:y="9.002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1" draw:id="id21" draw:layer="layout" svg:width="1.4cm" svg:height="1.4cm" svg:x="14.003cm" svg:y="9.00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9" draw:id="id19" draw:layer="layout" svg:width="1.4cm" svg:height="1.4cm" svg:x="12.003cm" svg:y="9.00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xml:id="id17" draw:id="id17" draw:layer="layout" svg:x1="3.4cm" svg:y1="4.7cm" svg:x2="4.701cm" svg:y2="6.001cm" draw:start-shape="id14" draw:start-glue-point="10" draw:end-shape="id15" draw:end-glue-point="4" svg:d="M3400 4700h1301v1301" svg:viewBox="0 0 1302 1302">
          <text:p/>
        </draw:connector>
        <draw:connector draw:style-name="gr2" draw:text-style-name="P5" draw:layer="layout" svg:x1="6.701cm" svg:y1="6.001cm" svg:x2="4.701cm" svg:y2="4.7cm" draw:start-shape="id16" draw:start-glue-point="4" draw:end-shape="id17" draw:end-glue-point="0" svg:d="M6701 6001v-1301h-2000" svg:viewBox="0 0 2001 1302">
          <text:p/>
        </draw:connector>
        <draw:connector draw:style-name="gr2" draw:text-style-name="P5" draw:layer="layout" svg:x1="4.701cm" svg:y1="7.401cm" svg:x2="8.702cm" svg:y2="9.002cm" draw:start-shape="id15" draw:start-glue-point="8" draw:end-shape="id18" draw:end-glue-point="4" svg:d="M4701 7401v801h4001v800" svg:viewBox="0 0 4002 1602">
          <text:p/>
        </draw:connector>
        <draw:connector draw:style-name="gr2" draw:text-style-name="P5" draw:layer="layout" draw:line-skew="-0.603cm" svg:x1="6.701cm" svg:y1="7.401cm" svg:x2="12.703cm" svg:y2="9.003cm" draw:start-shape="id16" draw:start-glue-point="8" draw:end-shape="id19" draw:end-glue-point="4" svg:d="M6701 7401v199h6002v1403" svg:viewBox="0 0 6003 1603">
          <text:p/>
        </draw:connector>
        <draw:connector draw:style-name="gr2" draw:text-style-name="P5" draw:layer="layout" svg:x1="4.701cm" svg:y1="7.401cm" svg:x2="10.702cm" svg:y2="9.002cm" draw:start-shape="id15" draw:start-glue-point="8" draw:end-shape="id20" draw:end-glue-point="4" svg:d="M4701 7401v801h6001v800" svg:viewBox="0 0 6002 1602">
          <text:p/>
        </draw:connector>
        <draw:connector draw:style-name="gr2" draw:text-style-name="P5" draw:layer="layout" draw:line-skew="-0.603cm" svg:x1="14.703cm" svg:y1="9.003cm" svg:x2="6.701cm" svg:y2="7.401cm" draw:start-shape="id21" draw:start-glue-point="4" draw:end-shape="id16" draw:end-glue-point="8" svg:d="M14703 9003v-1403h-8002v-199" svg:viewBox="0 0 8003 1603">
          <text:p/>
        </draw:connector>
        <draw:custom-shape draw:style-name="gr1" draw:text-style-name="P4" xml:id="id23" draw:id="id23" draw:layer="layout" svg:width="1.4cm" svg:height="1.4cm" svg:x="18.003cm" svg:y="12.003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2" draw:id="id22" draw:layer="layout" svg:width="1.4cm" svg:height="1.4cm" svg:x="16.003cm" svg:y="12.003cm">
          <text:p text:style-name="P3">1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5" draw:id="id25" draw:layer="layout" svg:width="1.4cm" svg:height="1.4cm" svg:x="22.004cm" svg:y="12.004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4" draw:id="id24" draw:layer="layout" svg:width="1.4cm" svg:height="1.4cm" svg:x="20.004cm" svg:y="12.004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6" draw:id="id26" draw:layer="layout" svg:width="1.4cm" svg:height="1.4cm" svg:x="24.005cm" svg:y="12.005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line-skew="0.597cm" svg:x1="8.702cm" svg:y1="10.402cm" svg:x2="16.703cm" svg:y2="12.003cm" draw:start-shape="id18" draw:start-glue-point="8" draw:end-shape="id22" draw:end-glue-point="4" svg:d="M8702 10402v1398h8001v203" svg:viewBox="0 0 8002 1602">
          <text:p/>
        </draw:connector>
        <draw:connector draw:style-name="gr2" draw:text-style-name="P5" draw:layer="layout" draw:line-skew="0.597cm" svg:x1="18.703cm" svg:y1="12.003cm" svg:x2="8.702cm" svg:y2="10.402cm" draw:start-shape="id23" draw:start-glue-point="4" draw:end-shape="id18" draw:end-glue-point="8" svg:d="M18703 12003v-203h-10001v-1398" svg:viewBox="0 0 10002 1602">
          <text:p/>
        </draw:connector>
        <draw:connector draw:style-name="gr2" draw:text-style-name="P5" draw:layer="layout" svg:x1="10.702cm" svg:y1="10.402cm" svg:x2="20.704cm" svg:y2="12.004cm" draw:start-shape="id20" draw:end-shape="id24" draw:end-glue-point="4" svg:d="M10702 10402v802h10002v800" svg:viewBox="0 0 10003 1603">
          <text:p/>
        </draw:connector>
        <draw:connector draw:style-name="gr2" draw:text-style-name="P5" draw:layer="layout" svg:x1="22.704cm" svg:y1="12.004cm" svg:x2="10.702cm" svg:y2="10.402cm" draw:start-shape="id25" draw:start-glue-point="4" draw:end-shape="id20" draw:end-glue-point="8" svg:d="M22704 12004v-800h-12002v-802" svg:viewBox="0 0 12003 1603">
          <text:p/>
        </draw:connector>
        <draw:connector draw:style-name="gr2" draw:text-style-name="P5" draw:layer="layout" draw:line-skew="-0.405cm" svg:x1="12.703cm" svg:y1="10.403cm" svg:x2="24.705cm" svg:y2="12.005cm" draw:start-shape="id19" draw:start-glue-point="8" draw:end-shape="id26" draw:end-glue-point="4" svg:d="M12703 10403v397h12002v1205" svg:viewBox="0 0 12003 1603">
          <text:p/>
        </draw:connector>
        <draw:frame draw:style-name="gr3" draw:text-style-name="P6" draw:layer="layout" svg:width="1.205cm" svg:height="0.962cm" svg:x="2.1cm" svg:y="14cm">
          <draw:text-box>
            <text:p><text:span text:style-name="T3">46</text:span></text:p>
          </draw:text-box>
        </draw:frame>
        <draw:frame draw:style-name="gr3" draw:text-style-name="P6" draw:layer="layout" svg:width="1.205cm" svg:height="0.962cm" svg:x="3.901cm" svg:y="14cm">
          <draw:text-box>
            <text:p><text:span text:style-name="T3">33</text:span></text:p>
          </draw:text-box>
        </draw:frame>
        <draw:frame draw:style-name="gr4" draw:text-style-name="P6" draw:layer="layout" svg:width="0.853cm" svg:height="0.962cm" svg:x="5.902cm" svg:y="14cm">
          <draw:text-box>
            <text:p><text:span text:style-name="T3">5</text:span></text:p>
          </draw:text-box>
        </draw:frame>
        <draw:frame draw:style-name="gr5" draw:text-style-name="P6" draw:layer="layout" svg:width="1.171cm" svg:height="0.962cm" svg:x="7.903cm" svg:y="14cm">
          <draw:text-box>
            <text:p><text:span text:style-name="T3">11</text:span></text:p>
          </draw:text-box>
        </draw:frame>
        <draw:frame draw:style-name="gr3" draw:text-style-name="P6" draw:layer="layout" svg:width="1.205cm" svg:height="0.962cm" svg:x="10.104cm" svg:y="14cm">
          <draw:text-box>
            <text:p><text:span text:style-name="T3">23</text:span></text:p>
          </draw:text-box>
        </draw:frame>
        <draw:frame draw:style-name="gr3" draw:text-style-name="P6" draw:layer="layout" svg:width="1.205cm" svg:height="0.962cm" svg:x="12.105cm" svg:y="14cm">
          <draw:text-box>
            <text:p><text:span text:style-name="T3">25</text:span></text:p>
          </draw:text-box>
        </draw:frame>
        <draw:frame draw:style-name="gr4" draw:text-style-name="P6" draw:layer="layout" svg:width="0.853cm" svg:height="0.962cm" svg:x="14.206cm" svg:y="14cm">
          <draw:text-box>
            <text:p><text:span text:style-name="T3">6</text:span></text:p>
          </draw:text-box>
        </draw:frame>
        <draw:frame draw:style-name="gr6" draw:text-style-name="P6" draw:layer="layout" svg:width="1.556cm" svg:height="0.962cm" svg:x="16.107cm" svg:y="14cm">
          <draw:text-box>
            <text:p><text:span text:style-name="T3">123</text:span></text:p>
          </draw:text-box>
        </draw:frame>
        <draw:frame draw:style-name="gr3" draw:text-style-name="P6" draw:layer="layout" svg:width="1.205cm" svg:height="0.962cm" svg:x="18.108cm" svg:y="14cm">
          <draw:text-box>
            <text:p><text:span text:style-name="T3">37</text:span></text:p>
          </draw:text-box>
        </draw:frame>
        <draw:frame draw:style-name="gr3" draw:text-style-name="P6" draw:layer="layout" svg:width="1.205cm" svg:height="0.962cm" svg:x="20.109cm" svg:y="14cm">
          <draw:text-box>
            <text:p><text:span text:style-name="T3">19</text:span></text:p>
          </draw:text-box>
        </draw:frame>
        <draw:frame draw:style-name="gr3" draw:text-style-name="P6" draw:layer="layout" svg:width="1.205cm" svg:height="0.962cm" svg:x="22.11cm" svg:y="14cm">
          <draw:text-box>
            <text:p><text:span text:style-name="T3">16</text:span></text:p>
          </draw:text-box>
        </draw:frame>
        <draw:frame draw:style-name="gr3" draw:text-style-name="P6" draw:layer="layout" svg:width="1.205cm" svg:height="0.962cm" svg:x="24.111cm" svg:y="14cm">
          <draw:text-box>
            <text:p><text:span text:style-name="T3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3" draw:text-style-name="P2" draw:layer="layout" svg:width="25cm" svg:height="3.929cm" svg:x="2cm" svg:y="0.171cm" presentation:class="title" presentation:user-transformed="true">
          <draw:text-box>
            <text:p text:style-name="P1">Passo 2. <text:span text:style-name="T2">23 é maior que 19 e 16, portanto troca com o menor valor</text:span></text:p>
          </draw:text-box>
        </draw:frame>
        <draw:custom-shape draw:style-name="gr1" draw:text-style-name="P4" xml:id="id27" draw:id="id27" draw:layer="layout" svg:width="1.4cm" svg:height="1.4cm" svg:x="2cm" svg:y="4cm">
          <text:p text:style-name="P3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9" draw:id="id29" draw:layer="layout" svg:width="1.4cm" svg:height="1.4cm" svg:x="6.001cm" svg:y="6.001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8" draw:id="id28" draw:layer="layout" svg:width="1.4cm" svg:height="1.4cm" svg:x="4.001cm" svg:y="6.001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33" draw:id="id33" draw:layer="layout" svg:width="1.4cm" svg:height="1.4cm" svg:x="10.002cm" svg:y="9.002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1" draw:id="id31" draw:layer="layout" svg:width="1.4cm" svg:height="1.4cm" svg:x="8.002cm" svg:y="9.002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4" draw:id="id34" draw:layer="layout" svg:width="1.4cm" svg:height="1.4cm" svg:x="14.003cm" svg:y="9.00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32" draw:id="id32" draw:layer="layout" svg:width="1.4cm" svg:height="1.4cm" svg:x="12.003cm" svg:y="9.003cm">
          <text:p text:style-name="P10"><text:span text:style-name="T4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xml:id="id30" draw:id="id30" draw:layer="layout" svg:x1="3.4cm" svg:y1="4.7cm" svg:x2="4.701cm" svg:y2="6.001cm" draw:start-shape="id27" draw:start-glue-point="10" draw:end-shape="id28" draw:end-glue-point="4" svg:d="M3400 4700h1301v1301" svg:viewBox="0 0 1302 1302">
          <text:p/>
        </draw:connector>
        <draw:connector draw:style-name="gr2" draw:text-style-name="P5" draw:layer="layout" svg:x1="6.701cm" svg:y1="6.001cm" svg:x2="4.701cm" svg:y2="4.7cm" draw:start-shape="id29" draw:start-glue-point="4" draw:end-shape="id30" draw:end-glue-point="0" svg:d="M6701 6001v-1301h-2000" svg:viewBox="0 0 2001 1302">
          <text:p/>
        </draw:connector>
        <draw:connector draw:style-name="gr2" draw:text-style-name="P5" draw:layer="layout" svg:x1="4.701cm" svg:y1="7.401cm" svg:x2="8.702cm" svg:y2="9.002cm" draw:start-shape="id28" draw:start-glue-point="8" draw:end-shape="id31" draw:end-glue-point="4" svg:d="M4701 7401v801h4001v800" svg:viewBox="0 0 4002 1602">
          <text:p/>
        </draw:connector>
        <draw:connector draw:style-name="gr2" draw:text-style-name="P5" draw:layer="layout" draw:line-skew="-0.603cm" svg:x1="6.701cm" svg:y1="7.401cm" svg:x2="12.703cm" svg:y2="9.003cm" draw:start-shape="id29" draw:start-glue-point="8" draw:end-shape="id32" draw:end-glue-point="4" svg:d="M6701 7401v199h6002v1403" svg:viewBox="0 0 6003 1603">
          <text:p/>
        </draw:connector>
        <draw:connector draw:style-name="gr2" draw:text-style-name="P5" draw:layer="layout" svg:x1="4.701cm" svg:y1="7.401cm" svg:x2="10.702cm" svg:y2="9.002cm" draw:start-shape="id28" draw:start-glue-point="8" draw:end-shape="id33" draw:end-glue-point="4" svg:d="M4701 7401v801h6001v800" svg:viewBox="0 0 6002 1602">
          <text:p/>
        </draw:connector>
        <draw:connector draw:style-name="gr2" draw:text-style-name="P5" draw:layer="layout" draw:line-skew="-0.603cm" svg:x1="14.703cm" svg:y1="9.003cm" svg:x2="6.701cm" svg:y2="7.401cm" draw:start-shape="id34" draw:start-glue-point="4" draw:end-shape="id29" draw:end-glue-point="8" svg:d="M14703 9003v-1403h-8002v-199" svg:viewBox="0 0 8003 1603">
          <text:p/>
        </draw:connector>
        <draw:custom-shape draw:style-name="gr1" draw:text-style-name="P4" xml:id="id36" draw:id="id36" draw:layer="layout" svg:width="1.4cm" svg:height="1.4cm" svg:x="18.003cm" svg:y="12.003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5" draw:id="id35" draw:layer="layout" svg:width="1.4cm" svg:height="1.4cm" svg:x="16.003cm" svg:y="12.003cm">
          <text:p text:style-name="P3">1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8" draw:id="id38" draw:layer="layout" svg:width="1.4cm" svg:height="1.4cm" svg:x="22.004cm" svg:y="12.004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7" draw:id="id37" draw:layer="layout" svg:width="1.4cm" svg:height="1.4cm" svg:x="20.004cm" svg:y="12.004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39" draw:id="id39" draw:layer="layout" svg:width="1.4cm" svg:height="1.4cm" svg:x="24.005cm" svg:y="12.005cm">
          <text:p text:style-name="P13"><text:span text:style-name="T4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line-skew="0.597cm" svg:x1="8.702cm" svg:y1="10.402cm" svg:x2="16.703cm" svg:y2="12.003cm" draw:start-shape="id31" draw:start-glue-point="8" draw:end-shape="id35" draw:end-glue-point="4" svg:d="M8702 10402v1398h8001v203" svg:viewBox="0 0 8002 1602">
          <text:p/>
        </draw:connector>
        <draw:connector draw:style-name="gr2" draw:text-style-name="P5" draw:layer="layout" draw:line-skew="0.597cm" svg:x1="18.703cm" svg:y1="12.003cm" svg:x2="8.702cm" svg:y2="10.402cm" draw:start-shape="id36" draw:start-glue-point="4" draw:end-shape="id31" draw:end-glue-point="8" svg:d="M18703 12003v-203h-10001v-1398" svg:viewBox="0 0 10002 1602">
          <text:p/>
        </draw:connector>
        <draw:connector draw:style-name="gr2" draw:text-style-name="P5" draw:layer="layout" svg:x1="10.702cm" svg:y1="10.402cm" svg:x2="20.704cm" svg:y2="12.004cm" draw:start-shape="id33" draw:end-shape="id37" draw:end-glue-point="4" svg:d="M10702 10402v802h10002v800" svg:viewBox="0 0 10003 1603">
          <text:p/>
        </draw:connector>
        <draw:connector draw:style-name="gr2" draw:text-style-name="P5" draw:layer="layout" svg:x1="22.704cm" svg:y1="12.004cm" svg:x2="10.702cm" svg:y2="10.402cm" draw:start-shape="id38" draw:start-glue-point="4" draw:end-shape="id33" draw:end-glue-point="8" svg:d="M22704 12004v-800h-12002v-802" svg:viewBox="0 0 12003 1603">
          <text:p/>
        </draw:connector>
        <draw:connector draw:style-name="gr2" draw:text-style-name="P5" draw:layer="layout" draw:line-skew="-0.405cm" svg:x1="12.703cm" svg:y1="10.403cm" svg:x2="24.705cm" svg:y2="12.005cm" draw:start-shape="id32" draw:start-glue-point="8" draw:end-shape="id39" draw:end-glue-point="4" svg:d="M12703 10403v397h12002v1205" svg:viewBox="0 0 12003 1603">
          <text:p/>
        </draw:connector>
        <draw:frame draw:style-name="gr3" draw:text-style-name="P6" draw:layer="layout" svg:width="1.205cm" svg:height="0.962cm" svg:x="2.1cm" svg:y="14cm">
          <draw:text-box>
            <text:p><text:span text:style-name="T3">46</text:span></text:p>
          </draw:text-box>
        </draw:frame>
        <draw:frame draw:style-name="gr3" draw:text-style-name="P6" draw:layer="layout" svg:width="1.205cm" svg:height="0.962cm" svg:x="3.901cm" svg:y="14cm">
          <draw:text-box>
            <text:p><text:span text:style-name="T3">33</text:span></text:p>
          </draw:text-box>
        </draw:frame>
        <draw:frame draw:style-name="gr4" draw:text-style-name="P6" draw:layer="layout" svg:width="0.853cm" svg:height="0.962cm" svg:x="5.902cm" svg:y="14cm">
          <draw:text-box>
            <text:p><text:span text:style-name="T3">5</text:span></text:p>
          </draw:text-box>
        </draw:frame>
        <draw:frame draw:style-name="gr5" draw:text-style-name="P6" draw:layer="layout" svg:width="1.171cm" svg:height="0.962cm" svg:x="7.903cm" svg:y="14cm">
          <draw:text-box>
            <text:p><text:span text:style-name="T3">11</text:span></text:p>
          </draw:text-box>
        </draw:frame>
        <draw:frame draw:style-name="gr3" draw:text-style-name="P6" draw:layer="layout" svg:width="1.205cm" svg:height="0.962cm" svg:x="10.104cm" svg:y="14cm">
          <draw:text-box>
            <text:p><text:span text:style-name="T3">23</text:span></text:p>
          </draw:text-box>
        </draw:frame>
        <draw:frame draw:style-name="gr3" draw:text-style-name="P6" draw:layer="layout" svg:width="1.205cm" svg:height="0.962cm" svg:x="12.105cm" svg:y="14cm">
          <draw:text-box>
            <text:p><text:span text:style-name="T3">25</text:span></text:p>
          </draw:text-box>
        </draw:frame>
        <draw:frame draw:style-name="gr4" draw:text-style-name="P6" draw:layer="layout" svg:width="0.853cm" svg:height="0.962cm" svg:x="14.206cm" svg:y="14cm">
          <draw:text-box>
            <text:p><text:span text:style-name="T3">6</text:span></text:p>
          </draw:text-box>
        </draw:frame>
        <draw:frame draw:style-name="gr6" draw:text-style-name="P6" draw:layer="layout" svg:width="1.556cm" svg:height="0.962cm" svg:x="16.107cm" svg:y="14cm">
          <draw:text-box>
            <text:p><text:span text:style-name="T3">123</text:span></text:p>
          </draw:text-box>
        </draw:frame>
        <draw:frame draw:style-name="gr3" draw:text-style-name="P6" draw:layer="layout" svg:width="1.205cm" svg:height="0.962cm" svg:x="18.108cm" svg:y="14cm">
          <draw:text-box>
            <text:p><text:span text:style-name="T3">37</text:span></text:p>
          </draw:text-box>
        </draw:frame>
        <draw:frame draw:style-name="gr3" draw:text-style-name="P6" draw:layer="layout" svg:width="1.205cm" svg:height="0.962cm" svg:x="20.109cm" svg:y="14cm">
          <draw:text-box>
            <text:p><text:span text:style-name="T3">19</text:span></text:p>
          </draw:text-box>
        </draw:frame>
        <draw:frame draw:style-name="gr3" draw:text-style-name="P6" draw:layer="layout" svg:width="1.205cm" svg:height="0.962cm" svg:x="22.11cm" svg:y="14cm">
          <draw:text-box>
            <text:p><text:span text:style-name="T3">16</text:span></text:p>
          </draw:text-box>
        </draw:frame>
        <draw:frame draw:style-name="gr3" draw:text-style-name="P6" draw:layer="layout" svg:width="1.205cm" svg:height="0.962cm" svg:x="24.111cm" svg:y="14cm">
          <draw:text-box>
            <text:p><text:span text:style-name="T3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3" draw:text-style-name="P2" draw:layer="layout" svg:width="25cm" svg:height="3.929cm" svg:x="2cm" svg:y="0.171cm" presentation:class="title" presentation:user-transformed="true">
          <draw:text-box>
            <text:p text:style-name="P1">Passo 3. <text:span text:style-name="T2">11 é menor que 123 e 37, mantém as posições</text:span></text:p>
          </draw:text-box>
        </draw:frame>
        <draw:custom-shape draw:style-name="gr1" draw:text-style-name="P4" xml:id="id40" draw:id="id40" draw:layer="layout" svg:width="1.4cm" svg:height="1.4cm" svg:x="2cm" svg:y="4cm">
          <text:p text:style-name="P3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2" draw:id="id42" draw:layer="layout" svg:width="1.4cm" svg:height="1.4cm" svg:x="6.001cm" svg:y="6.001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1" draw:id="id41" draw:layer="layout" svg:width="1.4cm" svg:height="1.4cm" svg:x="4.001cm" svg:y="6.001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6" draw:id="id46" draw:layer="layout" svg:width="1.4cm" svg:height="1.4cm" svg:x="10.002cm" svg:y="9.00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44" draw:id="id44" draw:layer="layout" svg:width="1.4cm" svg:height="1.4cm" svg:x="8.002cm" svg:y="9.002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7" draw:id="id47" draw:layer="layout" svg:width="1.4cm" svg:height="1.4cm" svg:x="14.003cm" svg:y="9.00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5" xml:id="id45" draw:id="id45" draw:layer="layout" svg:width="1.4cm" svg:height="1.4cm" svg:x="12.003cm" svg:y="9.003cm">
          <text:p text:style-name="P14"><text:span text:style-name="T5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xml:id="id43" draw:id="id43" draw:layer="layout" svg:x1="3.4cm" svg:y1="4.7cm" svg:x2="4.701cm" svg:y2="6.001cm" draw:start-shape="id40" draw:start-glue-point="10" draw:end-shape="id41" draw:end-glue-point="4" svg:d="M3400 4700h1301v1301" svg:viewBox="0 0 1302 1302">
          <text:p/>
        </draw:connector>
        <draw:connector draw:style-name="gr2" draw:text-style-name="P5" draw:layer="layout" svg:x1="6.701cm" svg:y1="6.001cm" svg:x2="4.701cm" svg:y2="4.7cm" draw:start-shape="id42" draw:start-glue-point="4" draw:end-shape="id43" draw:end-glue-point="0" svg:d="M6701 6001v-1301h-2000" svg:viewBox="0 0 2001 1302">
          <text:p/>
        </draw:connector>
        <draw:connector draw:style-name="gr2" draw:text-style-name="P5" draw:layer="layout" svg:x1="4.701cm" svg:y1="7.401cm" svg:x2="8.702cm" svg:y2="9.002cm" draw:start-shape="id41" draw:start-glue-point="8" draw:end-shape="id44" draw:end-glue-point="4" svg:d="M4701 7401v801h4001v800" svg:viewBox="0 0 4002 1602">
          <text:p/>
        </draw:connector>
        <draw:connector draw:style-name="gr2" draw:text-style-name="P5" draw:layer="layout" draw:line-skew="-0.603cm" svg:x1="6.701cm" svg:y1="7.401cm" svg:x2="12.703cm" svg:y2="9.003cm" draw:start-shape="id42" draw:start-glue-point="8" draw:end-shape="id45" draw:end-glue-point="4" svg:d="M6701 7401v199h6002v1403" svg:viewBox="0 0 6003 1603">
          <text:p/>
        </draw:connector>
        <draw:connector draw:style-name="gr2" draw:text-style-name="P5" draw:layer="layout" svg:x1="4.701cm" svg:y1="7.401cm" svg:x2="10.702cm" svg:y2="9.002cm" draw:start-shape="id41" draw:start-glue-point="8" draw:end-shape="id46" draw:end-glue-point="4" svg:d="M4701 7401v801h6001v800" svg:viewBox="0 0 6002 1602">
          <text:p/>
        </draw:connector>
        <draw:connector draw:style-name="gr2" draw:text-style-name="P5" draw:layer="layout" draw:line-skew="-0.603cm" svg:x1="14.703cm" svg:y1="9.003cm" svg:x2="6.701cm" svg:y2="7.401cm" draw:start-shape="id47" draw:start-glue-point="4" draw:end-shape="id42" draw:end-glue-point="8" svg:d="M14703 9003v-1403h-8002v-199" svg:viewBox="0 0 8003 1603">
          <text:p/>
        </draw:connector>
        <draw:custom-shape draw:style-name="gr8" draw:text-style-name="P8" xml:id="id49" draw:id="id49" draw:layer="layout" svg:width="1.4cm" svg:height="1.4cm" svg:x="18.003cm" svg:y="12.003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48" draw:id="id48" draw:layer="layout" svg:width="1.4cm" svg:height="1.4cm" svg:x="16.003cm" svg:y="12.003cm">
          <text:p text:style-name="P3">1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1" draw:id="id51" draw:layer="layout" svg:width="1.4cm" svg:height="1.4cm" svg:x="22.004cm" svg:y="12.004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0" draw:id="id50" draw:layer="layout" svg:width="1.4cm" svg:height="1.4cm" svg:x="20.004cm" svg:y="12.004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52" draw:id="id52" draw:layer="layout" svg:width="1.4cm" svg:height="1.4cm" svg:x="24.005cm" svg:y="12.005cm">
          <text:p text:style-name="P10"><text:span text:style-name="T4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line-skew="0.597cm" svg:x1="8.702cm" svg:y1="10.402cm" svg:x2="16.703cm" svg:y2="12.003cm" draw:start-shape="id44" draw:start-glue-point="8" draw:end-shape="id48" draw:end-glue-point="4" svg:d="M8702 10402v1398h8001v203" svg:viewBox="0 0 8002 1602">
          <text:p/>
        </draw:connector>
        <draw:connector draw:style-name="gr2" draw:text-style-name="P5" draw:layer="layout" draw:line-skew="0.597cm" svg:x1="18.703cm" svg:y1="12.003cm" svg:x2="8.702cm" svg:y2="10.402cm" draw:start-shape="id49" draw:start-glue-point="4" draw:end-shape="id44" draw:end-glue-point="8" svg:d="M18703 12003v-203h-10001v-1398" svg:viewBox="0 0 10002 1602">
          <text:p/>
        </draw:connector>
        <draw:connector draw:style-name="gr2" draw:text-style-name="P5" draw:layer="layout" svg:x1="10.702cm" svg:y1="10.402cm" svg:x2="20.704cm" svg:y2="12.004cm" draw:start-shape="id46" draw:end-shape="id50" draw:end-glue-point="4" svg:d="M10702 10402v802h10002v800" svg:viewBox="0 0 10003 1603">
          <text:p/>
        </draw:connector>
        <draw:connector draw:style-name="gr2" draw:text-style-name="P5" draw:layer="layout" svg:x1="22.704cm" svg:y1="12.004cm" svg:x2="10.702cm" svg:y2="10.402cm" draw:start-shape="id51" draw:start-glue-point="4" draw:end-shape="id46" draw:end-glue-point="8" svg:d="M22704 12004v-800h-12002v-802" svg:viewBox="0 0 12003 1603">
          <text:p/>
        </draw:connector>
        <draw:connector draw:style-name="gr2" draw:text-style-name="P5" draw:layer="layout" draw:line-skew="-0.405cm" svg:x1="12.703cm" svg:y1="10.403cm" svg:x2="24.705cm" svg:y2="12.005cm" draw:start-shape="id45" draw:start-glue-point="8" draw:end-shape="id52" draw:end-glue-point="4" svg:d="M12703 10403v397h12002v1205" svg:viewBox="0 0 12003 1603">
          <text:p/>
        </draw:connector>
        <draw:frame draw:style-name="gr3" draw:text-style-name="P6" draw:layer="layout" svg:width="1.205cm" svg:height="0.962cm" svg:x="2.1cm" svg:y="14cm">
          <draw:text-box>
            <text:p><text:span text:style-name="T3">46</text:span></text:p>
          </draw:text-box>
        </draw:frame>
        <draw:frame draw:style-name="gr3" draw:text-style-name="P6" draw:layer="layout" svg:width="1.205cm" svg:height="0.962cm" svg:x="3.901cm" svg:y="14cm">
          <draw:text-box>
            <text:p><text:span text:style-name="T3">33</text:span></text:p>
          </draw:text-box>
        </draw:frame>
        <draw:frame draw:style-name="gr4" draw:text-style-name="P6" draw:layer="layout" svg:width="0.853cm" svg:height="0.962cm" svg:x="5.902cm" svg:y="14cm">
          <draw:text-box>
            <text:p><text:span text:style-name="T3">5</text:span></text:p>
          </draw:text-box>
        </draw:frame>
        <draw:frame draw:style-name="gr5" draw:text-style-name="P6" draw:layer="layout" svg:width="1.171cm" svg:height="0.962cm" svg:x="7.903cm" svg:y="14cm">
          <draw:text-box>
            <text:p><text:span text:style-name="T3">11</text:span></text:p>
          </draw:text-box>
        </draw:frame>
        <draw:frame draw:style-name="gr3" draw:text-style-name="P6" draw:layer="layout" svg:width="1.205cm" svg:height="0.962cm" svg:x="10.104cm" svg:y="14cm">
          <draw:text-box>
            <text:p><text:span text:style-name="T3">16</text:span></text:p>
          </draw:text-box>
        </draw:frame>
        <draw:frame draw:style-name="gr3" draw:text-style-name="P6" draw:layer="layout" svg:width="1.205cm" svg:height="0.962cm" svg:x="12.105cm" svg:y="14cm">
          <draw:text-box>
            <text:p><text:span text:style-name="T3">25</text:span></text:p>
          </draw:text-box>
        </draw:frame>
        <draw:frame draw:style-name="gr4" draw:text-style-name="P6" draw:layer="layout" svg:width="0.853cm" svg:height="0.962cm" svg:x="14.206cm" svg:y="14cm">
          <draw:text-box>
            <text:p><text:span text:style-name="T3">6</text:span></text:p>
          </draw:text-box>
        </draw:frame>
        <draw:frame draw:style-name="gr6" draw:text-style-name="P6" draw:layer="layout" svg:width="1.556cm" svg:height="0.962cm" svg:x="16.107cm" svg:y="14cm">
          <draw:text-box>
            <text:p><text:span text:style-name="T3">123</text:span></text:p>
          </draw:text-box>
        </draw:frame>
        <draw:frame draw:style-name="gr3" draw:text-style-name="P6" draw:layer="layout" svg:width="1.205cm" svg:height="0.962cm" svg:x="18.108cm" svg:y="14cm">
          <draw:text-box>
            <text:p><text:span text:style-name="T3">37</text:span></text:p>
          </draw:text-box>
        </draw:frame>
        <draw:frame draw:style-name="gr3" draw:text-style-name="P6" draw:layer="layout" svg:width="1.205cm" svg:height="0.962cm" svg:x="20.109cm" svg:y="14cm">
          <draw:text-box>
            <text:p><text:span text:style-name="T3">19</text:span></text:p>
          </draw:text-box>
        </draw:frame>
        <draw:frame draw:style-name="gr3" draw:text-style-name="P6" draw:layer="layout" svg:width="1.205cm" svg:height="0.962cm" svg:x="22.11cm" svg:y="14cm">
          <draw:text-box>
            <text:p><text:span text:style-name="T3">23</text:span></text:p>
          </draw:text-box>
        </draw:frame>
        <draw:frame draw:style-name="gr3" draw:text-style-name="P6" draw:layer="layout" svg:width="1.205cm" svg:height="0.962cm" svg:x="24.111cm" svg:y="14cm">
          <draw:text-box>
            <text:p><text:span text:style-name="T3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3" draw:text-style-name="P2" draw:layer="layout" svg:width="25cm" svg:height="3.929cm" svg:x="2cm" svg:y="0.171cm" presentation:class="title" presentation:user-transformed="true">
          <draw:text-box>
            <text:p text:style-name="P1">Passo 4. <text:span text:style-name="T2">5 é menor que 25 e 6, então mantém as posições</text:span></text:p>
          </draw:text-box>
        </draw:frame>
        <draw:custom-shape draw:style-name="gr1" draw:text-style-name="P4" xml:id="id53" draw:id="id53" draw:layer="layout" svg:width="1.4cm" svg:height="1.4cm" svg:x="2cm" svg:y="4cm">
          <text:p text:style-name="P3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55" draw:id="id55" draw:layer="layout" svg:width="1.4cm" svg:height="1.4cm" svg:x="6.001cm" svg:y="6.001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4" draw:id="id54" draw:layer="layout" svg:width="1.4cm" svg:height="1.4cm" svg:x="4.001cm" svg:y="6.001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9" draw:id="id59" draw:layer="layout" svg:width="1.4cm" svg:height="1.4cm" svg:x="10.002cm" svg:y="9.00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7" draw:id="id57" draw:layer="layout" svg:width="1.4cm" svg:height="1.4cm" svg:x="8.002cm" svg:y="9.002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60" draw:id="id60" draw:layer="layout" svg:width="1.4cm" svg:height="1.4cm" svg:x="14.003cm" svg:y="9.00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xml:id="id58" draw:id="id58" draw:layer="layout" svg:width="1.4cm" svg:height="1.4cm" svg:x="12.003cm" svg:y="9.003cm">
          <text:p text:style-name="P10"><text:span text:style-name="T4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xml:id="id56" draw:id="id56" draw:layer="layout" svg:x1="3.4cm" svg:y1="4.7cm" svg:x2="4.701cm" svg:y2="6.001cm" draw:start-shape="id53" draw:start-glue-point="10" draw:end-shape="id54" draw:end-glue-point="4" svg:d="M3400 4700h1301v1301" svg:viewBox="0 0 1302 1302">
          <text:p/>
        </draw:connector>
        <draw:connector draw:style-name="gr2" draw:text-style-name="P5" draw:layer="layout" svg:x1="6.701cm" svg:y1="6.001cm" svg:x2="4.701cm" svg:y2="4.7cm" draw:start-shape="id55" draw:start-glue-point="4" draw:end-shape="id56" draw:end-glue-point="0" svg:d="M6701 6001v-1301h-2000" svg:viewBox="0 0 2001 1302">
          <text:p/>
        </draw:connector>
        <draw:connector draw:style-name="gr2" draw:text-style-name="P5" draw:layer="layout" svg:x1="4.701cm" svg:y1="7.401cm" svg:x2="8.702cm" svg:y2="9.002cm" draw:start-shape="id54" draw:start-glue-point="8" draw:end-shape="id57" draw:end-glue-point="4" svg:d="M4701 7401v801h4001v800" svg:viewBox="0 0 4002 1602">
          <text:p/>
        </draw:connector>
        <draw:connector draw:style-name="gr2" draw:text-style-name="P5" draw:layer="layout" draw:line-skew="-0.603cm" svg:x1="6.701cm" svg:y1="7.401cm" svg:x2="12.703cm" svg:y2="9.003cm" draw:start-shape="id55" draw:start-glue-point="8" draw:end-shape="id58" draw:end-glue-point="4" svg:d="M6701 7401v199h6002v1403" svg:viewBox="0 0 6003 1603">
          <text:p/>
        </draw:connector>
        <draw:connector draw:style-name="gr2" draw:text-style-name="P5" draw:layer="layout" svg:x1="4.701cm" svg:y1="7.401cm" svg:x2="10.702cm" svg:y2="9.002cm" draw:start-shape="id54" draw:start-glue-point="8" draw:end-shape="id59" draw:end-glue-point="4" svg:d="M4701 7401v801h6001v800" svg:viewBox="0 0 6002 1602">
          <text:p/>
        </draw:connector>
        <draw:connector draw:style-name="gr2" draw:text-style-name="P5" draw:layer="layout" draw:line-skew="-0.603cm" svg:x1="14.703cm" svg:y1="9.003cm" svg:x2="6.701cm" svg:y2="7.401cm" draw:start-shape="id60" draw:start-glue-point="4" draw:end-shape="id55" draw:end-glue-point="8" svg:d="M14703 9003v-1403h-8002v-199" svg:viewBox="0 0 8003 1603">
          <text:p/>
        </draw:connector>
        <draw:custom-shape draw:style-name="gr1" draw:text-style-name="P4" xml:id="id62" draw:id="id62" draw:layer="layout" svg:width="1.4cm" svg:height="1.4cm" svg:x="18.003cm" svg:y="12.003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1" draw:id="id61" draw:layer="layout" svg:width="1.4cm" svg:height="1.4cm" svg:x="16.003cm" svg:y="12.003cm">
          <text:p text:style-name="P3">1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4" draw:id="id64" draw:layer="layout" svg:width="1.4cm" svg:height="1.4cm" svg:x="22.004cm" svg:y="12.004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3" draw:id="id63" draw:layer="layout" svg:width="1.4cm" svg:height="1.4cm" svg:x="20.004cm" svg:y="12.004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65" draw:id="id65" draw:layer="layout" svg:width="1.4cm" svg:height="1.4cm" svg:x="24.005cm" svg:y="12.005cm">
          <text:p text:style-name="P10"><text:span text:style-name="T4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line-skew="0.597cm" svg:x1="8.702cm" svg:y1="10.402cm" svg:x2="16.703cm" svg:y2="12.003cm" draw:start-shape="id57" draw:start-glue-point="8" draw:end-shape="id61" draw:end-glue-point="4" svg:d="M8702 10402v1398h8001v203" svg:viewBox="0 0 8002 1602">
          <text:p/>
        </draw:connector>
        <draw:connector draw:style-name="gr2" draw:text-style-name="P5" draw:layer="layout" draw:line-skew="0.597cm" svg:x1="18.703cm" svg:y1="12.003cm" svg:x2="8.702cm" svg:y2="10.402cm" draw:start-shape="id62" draw:start-glue-point="4" draw:end-shape="id57" draw:end-glue-point="8" svg:d="M18703 12003v-203h-10001v-1398" svg:viewBox="0 0 10002 1602">
          <text:p/>
        </draw:connector>
        <draw:connector draw:style-name="gr2" draw:text-style-name="P5" draw:layer="layout" svg:x1="10.702cm" svg:y1="10.402cm" svg:x2="20.704cm" svg:y2="12.004cm" draw:start-shape="id59" draw:end-shape="id63" draw:end-glue-point="4" svg:d="M10702 10402v802h10002v800" svg:viewBox="0 0 10003 1603">
          <text:p/>
        </draw:connector>
        <draw:connector draw:style-name="gr2" draw:text-style-name="P5" draw:layer="layout" svg:x1="22.704cm" svg:y1="12.004cm" svg:x2="10.702cm" svg:y2="10.402cm" draw:start-shape="id64" draw:start-glue-point="4" draw:end-shape="id59" draw:end-glue-point="8" svg:d="M22704 12004v-800h-12002v-802" svg:viewBox="0 0 12003 1603">
          <text:p/>
        </draw:connector>
        <draw:connector draw:style-name="gr2" draw:text-style-name="P5" draw:layer="layout" draw:line-skew="-0.405cm" svg:x1="12.703cm" svg:y1="10.403cm" svg:x2="24.705cm" svg:y2="12.005cm" draw:start-shape="id58" draw:start-glue-point="8" draw:end-shape="id65" draw:end-glue-point="4" svg:d="M12703 10403v397h12002v1205" svg:viewBox="0 0 12003 1603">
          <text:p/>
        </draw:connector>
        <draw:frame draw:style-name="gr3" draw:text-style-name="P6" draw:layer="layout" svg:width="1.205cm" svg:height="0.962cm" svg:x="2.1cm" svg:y="14cm">
          <draw:text-box>
            <text:p><text:span text:style-name="T3">46</text:span></text:p>
          </draw:text-box>
        </draw:frame>
        <draw:frame draw:style-name="gr3" draw:text-style-name="P6" draw:layer="layout" svg:width="1.205cm" svg:height="0.962cm" svg:x="3.901cm" svg:y="14cm">
          <draw:text-box>
            <text:p><text:span text:style-name="T3">33</text:span></text:p>
          </draw:text-box>
        </draw:frame>
        <draw:frame draw:style-name="gr4" draw:text-style-name="P6" draw:layer="layout" svg:width="0.853cm" svg:height="0.962cm" svg:x="5.902cm" svg:y="14cm">
          <draw:text-box>
            <text:p><text:span text:style-name="T3">5</text:span></text:p>
          </draw:text-box>
        </draw:frame>
        <draw:frame draw:style-name="gr5" draw:text-style-name="P6" draw:layer="layout" svg:width="1.171cm" svg:height="0.962cm" svg:x="7.903cm" svg:y="14cm">
          <draw:text-box>
            <text:p><text:span text:style-name="T3">11</text:span></text:p>
          </draw:text-box>
        </draw:frame>
        <draw:frame draw:style-name="gr3" draw:text-style-name="P6" draw:layer="layout" svg:width="1.205cm" svg:height="0.962cm" svg:x="10.104cm" svg:y="14cm">
          <draw:text-box>
            <text:p><text:span text:style-name="T3">16</text:span></text:p>
          </draw:text-box>
        </draw:frame>
        <draw:frame draw:style-name="gr3" draw:text-style-name="P6" draw:layer="layout" svg:width="1.205cm" svg:height="0.962cm" svg:x="12.105cm" svg:y="14cm">
          <draw:text-box>
            <text:p><text:span text:style-name="T3">25</text:span></text:p>
          </draw:text-box>
        </draw:frame>
        <draw:frame draw:style-name="gr4" draw:text-style-name="P6" draw:layer="layout" svg:width="0.853cm" svg:height="0.962cm" svg:x="14.206cm" svg:y="14cm">
          <draw:text-box>
            <text:p><text:span text:style-name="T3">6</text:span></text:p>
          </draw:text-box>
        </draw:frame>
        <draw:frame draw:style-name="gr6" draw:text-style-name="P6" draw:layer="layout" svg:width="1.556cm" svg:height="0.962cm" svg:x="16.107cm" svg:y="14cm">
          <draw:text-box>
            <text:p><text:span text:style-name="T3">123</text:span></text:p>
          </draw:text-box>
        </draw:frame>
        <draw:frame draw:style-name="gr3" draw:text-style-name="P6" draw:layer="layout" svg:width="1.205cm" svg:height="0.962cm" svg:x="18.108cm" svg:y="14cm">
          <draw:text-box>
            <text:p><text:span text:style-name="T3">37</text:span></text:p>
          </draw:text-box>
        </draw:frame>
        <draw:frame draw:style-name="gr3" draw:text-style-name="P6" draw:layer="layout" svg:width="1.205cm" svg:height="0.962cm" svg:x="20.109cm" svg:y="14cm">
          <draw:text-box>
            <text:p><text:span text:style-name="T3">19</text:span></text:p>
          </draw:text-box>
        </draw:frame>
        <draw:frame draw:style-name="gr3" draw:text-style-name="P6" draw:layer="layout" svg:width="1.205cm" svg:height="0.962cm" svg:x="22.11cm" svg:y="14cm">
          <draw:text-box>
            <text:p><text:span text:style-name="T3">23</text:span></text:p>
          </draw:text-box>
        </draw:frame>
        <draw:frame draw:style-name="gr3" draw:text-style-name="P6" draw:layer="layout" svg:width="1.205cm" svg:height="0.962cm" svg:x="24.111cm" svg:y="14cm">
          <draw:text-box>
            <text:p><text:span text:style-name="T3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3" draw:text-style-name="P2" draw:layer="layout" svg:width="25cm" svg:height="3.929cm" svg:x="2cm" svg:y="0.171cm" presentation:class="title" presentation:user-transformed="true">
          <draw:text-box>
            <text:p text:style-name="P1"><text:span text:style-name="T6">Passo 5. </text:span><text:span text:style-name="T7">33 é</text:span><text:span text:style-name="T2"> maior que 11 e 16, portanto troca com o menor valor </text:span></text:p>
          </draw:text-box>
        </draw:frame>
        <draw:custom-shape draw:style-name="gr1" draw:text-style-name="P4" xml:id="id66" draw:id="id66" draw:layer="layout" svg:width="1.4cm" svg:height="1.4cm" svg:x="2cm" svg:y="4cm">
          <text:p text:style-name="P3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8" draw:id="id68" draw:layer="layout" svg:width="1.4cm" svg:height="1.4cm" svg:x="6.001cm" svg:y="6.001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67" draw:id="id67" draw:layer="layout" svg:width="1.4cm" svg:height="1.4cm" svg:x="4.001cm" svg:y="6.001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2" draw:id="id72" draw:layer="layout" svg:width="1.4cm" svg:height="1.4cm" svg:x="10.002cm" svg:y="9.00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70" draw:id="id70" draw:layer="layout" svg:width="1.4cm" svg:height="1.4cm" svg:x="8.002cm" svg:y="9.002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3" draw:id="id73" draw:layer="layout" svg:width="1.4cm" svg:height="1.4cm" svg:x="14.003cm" svg:y="9.00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71" draw:id="id71" draw:layer="layout" svg:width="1.4cm" svg:height="1.4cm" svg:x="12.003cm" svg:y="9.003cm">
          <text:p text:style-name="P10"><text:span text:style-name="T4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xml:id="id69" draw:id="id69" draw:layer="layout" svg:x1="3.4cm" svg:y1="4.7cm" svg:x2="4.701cm" svg:y2="6.001cm" draw:start-shape="id66" draw:start-glue-point="10" draw:end-shape="id67" draw:end-glue-point="4" svg:d="M3400 4700h1301v1301" svg:viewBox="0 0 1302 1302">
          <text:p/>
        </draw:connector>
        <draw:connector draw:style-name="gr2" draw:text-style-name="P5" draw:layer="layout" svg:x1="6.701cm" svg:y1="6.001cm" svg:x2="4.701cm" svg:y2="4.7cm" draw:start-shape="id68" draw:start-glue-point="4" draw:end-shape="id69" draw:end-glue-point="0" svg:d="M6701 6001v-1301h-2000" svg:viewBox="0 0 2001 1302">
          <text:p/>
        </draw:connector>
        <draw:connector draw:style-name="gr2" draw:text-style-name="P5" draw:layer="layout" svg:x1="4.701cm" svg:y1="7.401cm" svg:x2="8.702cm" svg:y2="9.002cm" draw:start-shape="id67" draw:start-glue-point="8" draw:end-shape="id70" draw:end-glue-point="4" svg:d="M4701 7401v801h4001v800" svg:viewBox="0 0 4002 1602">
          <text:p/>
        </draw:connector>
        <draw:connector draw:style-name="gr2" draw:text-style-name="P5" draw:layer="layout" draw:line-skew="-0.603cm" svg:x1="6.701cm" svg:y1="7.401cm" svg:x2="12.703cm" svg:y2="9.003cm" draw:start-shape="id68" draw:start-glue-point="8" draw:end-shape="id71" draw:end-glue-point="4" svg:d="M6701 7401v199h6002v1403" svg:viewBox="0 0 6003 1603">
          <text:p/>
        </draw:connector>
        <draw:connector draw:style-name="gr2" draw:text-style-name="P5" draw:layer="layout" svg:x1="4.701cm" svg:y1="7.401cm" svg:x2="10.702cm" svg:y2="9.002cm" draw:start-shape="id67" draw:start-glue-point="8" draw:end-shape="id72" draw:end-glue-point="4" svg:d="M4701 7401v801h6001v800" svg:viewBox="0 0 6002 1602">
          <text:p/>
        </draw:connector>
        <draw:connector draw:style-name="gr2" draw:text-style-name="P5" draw:layer="layout" draw:line-skew="-0.603cm" svg:x1="14.703cm" svg:y1="9.003cm" svg:x2="6.701cm" svg:y2="7.401cm" draw:start-shape="id73" draw:start-glue-point="4" draw:end-shape="id68" draw:end-glue-point="8" svg:d="M14703 9003v-1403h-8002v-199" svg:viewBox="0 0 8003 1603">
          <text:p/>
        </draw:connector>
        <draw:custom-shape draw:style-name="gr1" draw:text-style-name="P4" xml:id="id75" draw:id="id75" draw:layer="layout" svg:width="1.4cm" svg:height="1.4cm" svg:x="18.003cm" svg:y="12.003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4" draw:id="id74" draw:layer="layout" svg:width="1.4cm" svg:height="1.4cm" svg:x="16.003cm" svg:y="12.003cm">
          <text:p text:style-name="P3">1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7" draw:id="id77" draw:layer="layout" svg:width="1.4cm" svg:height="1.4cm" svg:x="22.004cm" svg:y="12.004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6" draw:id="id76" draw:layer="layout" svg:width="1.4cm" svg:height="1.4cm" svg:x="20.004cm" svg:y="12.004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78" draw:id="id78" draw:layer="layout" svg:width="1.4cm" svg:height="1.4cm" svg:x="24.005cm" svg:y="12.005cm">
          <text:p text:style-name="P10"><text:span text:style-name="T4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line-skew="0.597cm" svg:x1="8.702cm" svg:y1="10.402cm" svg:x2="16.703cm" svg:y2="12.003cm" draw:start-shape="id70" draw:start-glue-point="8" draw:end-shape="id74" draw:end-glue-point="4" svg:d="M8702 10402v1398h8001v203" svg:viewBox="0 0 8002 1602">
          <text:p/>
        </draw:connector>
        <draw:connector draw:style-name="gr2" draw:text-style-name="P5" draw:layer="layout" draw:line-skew="0.597cm" svg:x1="18.703cm" svg:y1="12.003cm" svg:x2="8.702cm" svg:y2="10.402cm" draw:start-shape="id75" draw:start-glue-point="4" draw:end-shape="id70" draw:end-glue-point="8" svg:d="M18703 12003v-203h-10001v-1398" svg:viewBox="0 0 10002 1602">
          <text:p/>
        </draw:connector>
        <draw:connector draw:style-name="gr2" draw:text-style-name="P5" draw:layer="layout" svg:x1="10.702cm" svg:y1="10.402cm" svg:x2="20.704cm" svg:y2="12.004cm" draw:start-shape="id72" draw:end-shape="id76" draw:end-glue-point="4" svg:d="M10702 10402v802h10002v800" svg:viewBox="0 0 10003 1603">
          <text:p/>
        </draw:connector>
        <draw:connector draw:style-name="gr2" draw:text-style-name="P5" draw:layer="layout" svg:x1="22.704cm" svg:y1="12.004cm" svg:x2="10.702cm" svg:y2="10.402cm" draw:start-shape="id77" draw:start-glue-point="4" draw:end-shape="id72" draw:end-glue-point="8" svg:d="M22704 12004v-800h-12002v-802" svg:viewBox="0 0 12003 1603">
          <text:p/>
        </draw:connector>
        <draw:connector draw:style-name="gr2" draw:text-style-name="P5" draw:layer="layout" draw:line-skew="-0.405cm" svg:x1="12.703cm" svg:y1="10.403cm" svg:x2="24.705cm" svg:y2="12.005cm" draw:start-shape="id71" draw:start-glue-point="8" draw:end-shape="id78" draw:end-glue-point="4" svg:d="M12703 10403v397h12002v1205" svg:viewBox="0 0 12003 1603">
          <text:p/>
        </draw:connector>
        <draw:frame draw:style-name="gr3" draw:text-style-name="P6" draw:layer="layout" svg:width="1.205cm" svg:height="0.962cm" svg:x="2.1cm" svg:y="14cm">
          <draw:text-box>
            <text:p><text:span text:style-name="T3">46</text:span></text:p>
          </draw:text-box>
        </draw:frame>
        <draw:frame draw:style-name="gr3" draw:text-style-name="P6" draw:layer="layout" svg:width="1.205cm" svg:height="0.962cm" svg:x="3.901cm" svg:y="14cm">
          <draw:text-box>
            <text:p><text:span text:style-name="T3">33</text:span></text:p>
          </draw:text-box>
        </draw:frame>
        <draw:frame draw:style-name="gr4" draw:text-style-name="P6" draw:layer="layout" svg:width="0.853cm" svg:height="0.962cm" svg:x="5.902cm" svg:y="14cm">
          <draw:text-box>
            <text:p><text:span text:style-name="T3">5</text:span></text:p>
          </draw:text-box>
        </draw:frame>
        <draw:frame draw:style-name="gr5" draw:text-style-name="P6" draw:layer="layout" svg:width="1.171cm" svg:height="0.962cm" svg:x="7.903cm" svg:y="14cm">
          <draw:text-box>
            <text:p><text:span text:style-name="T3">11</text:span></text:p>
          </draw:text-box>
        </draw:frame>
        <draw:frame draw:style-name="gr3" draw:text-style-name="P6" draw:layer="layout" svg:width="1.205cm" svg:height="0.962cm" svg:x="10.104cm" svg:y="14cm">
          <draw:text-box>
            <text:p><text:span text:style-name="T3">16</text:span></text:p>
          </draw:text-box>
        </draw:frame>
        <draw:frame draw:style-name="gr3" draw:text-style-name="P6" draw:layer="layout" svg:width="1.205cm" svg:height="0.962cm" svg:x="12.105cm" svg:y="14cm">
          <draw:text-box>
            <text:p><text:span text:style-name="T3">25</text:span></text:p>
          </draw:text-box>
        </draw:frame>
        <draw:frame draw:style-name="gr4" draw:text-style-name="P6" draw:layer="layout" svg:width="0.853cm" svg:height="0.962cm" svg:x="14.206cm" svg:y="14cm">
          <draw:text-box>
            <text:p><text:span text:style-name="T3">6</text:span></text:p>
          </draw:text-box>
        </draw:frame>
        <draw:frame draw:style-name="gr6" draw:text-style-name="P6" draw:layer="layout" svg:width="1.556cm" svg:height="0.962cm" svg:x="16.107cm" svg:y="14cm">
          <draw:text-box>
            <text:p><text:span text:style-name="T3">123</text:span></text:p>
          </draw:text-box>
        </draw:frame>
        <draw:frame draw:style-name="gr3" draw:text-style-name="P6" draw:layer="layout" svg:width="1.205cm" svg:height="0.962cm" svg:x="18.108cm" svg:y="14cm">
          <draw:text-box>
            <text:p><text:span text:style-name="T3">37</text:span></text:p>
          </draw:text-box>
        </draw:frame>
        <draw:frame draw:style-name="gr3" draw:text-style-name="P6" draw:layer="layout" svg:width="1.205cm" svg:height="0.962cm" svg:x="20.109cm" svg:y="14cm">
          <draw:text-box>
            <text:p><text:span text:style-name="T3">19</text:span></text:p>
          </draw:text-box>
        </draw:frame>
        <draw:frame draw:style-name="gr3" draw:text-style-name="P6" draw:layer="layout" svg:width="1.205cm" svg:height="0.962cm" svg:x="22.11cm" svg:y="14cm">
          <draw:text-box>
            <text:p><text:span text:style-name="T3">23</text:span></text:p>
          </draw:text-box>
        </draw:frame>
        <draw:frame draw:style-name="gr3" draw:text-style-name="P6" draw:layer="layout" svg:width="1.205cm" svg:height="0.962cm" svg:x="24.111cm" svg:y="14cm">
          <draw:text-box>
            <text:p><text:span text:style-name="T3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3" draw:text-style-name="P2" draw:layer="layout" svg:width="25cm" svg:height="3.929cm" svg:x="2cm" svg:y="0.171cm" presentation:class="title" presentation:user-transformed="true">
          <draw:text-box>
            <text:p text:style-name="P1"><text:span text:style-name="T6">Passo 6. </text:span><text:span text:style-name="T7">46 é</text:span><text:span text:style-name="T2"> maior que 11 e 5, portanto troca com o menor valor </text:span></text:p>
          </draw:text-box>
        </draw:frame>
        <draw:custom-shape draw:style-name="gr9" draw:text-style-name="P9" xml:id="id79" draw:id="id79" draw:layer="layout" svg:width="1.4cm" svg:height="1.4cm" svg:x="2cm" svg:y="4cm">
          <text:p text:style-name="P3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xml:id="id81" draw:id="id81" draw:layer="layout" svg:width="1.4cm" svg:height="1.4cm" svg:x="6.001cm" svg:y="6.001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0" draw:id="id80" draw:layer="layout" svg:width="1.4cm" svg:height="1.4cm" svg:x="4.001cm" svg:y="6.001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5" draw:id="id85" draw:layer="layout" svg:width="1.4cm" svg:height="1.4cm" svg:x="10.002cm" svg:y="9.00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3" draw:id="id83" draw:layer="layout" svg:width="1.4cm" svg:height="1.4cm" svg:x="8.002cm" svg:y="9.002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6" draw:id="id86" draw:layer="layout" svg:width="1.4cm" svg:height="1.4cm" svg:x="14.003cm" svg:y="9.00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84" draw:id="id84" draw:layer="layout" svg:width="1.4cm" svg:height="1.4cm" svg:x="12.003cm" svg:y="9.003cm">
          <text:p text:style-name="P10"><text:span text:style-name="T4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xml:id="id82" draw:id="id82" draw:layer="layout" svg:x1="3.4cm" svg:y1="4.7cm" svg:x2="4.701cm" svg:y2="6.001cm" draw:start-shape="id79" draw:start-glue-point="10" draw:end-shape="id80" draw:end-glue-point="4" svg:d="M3400 4700h1301v1301" svg:viewBox="0 0 1302 1302">
          <text:p/>
        </draw:connector>
        <draw:connector draw:style-name="gr2" draw:text-style-name="P5" draw:layer="layout" svg:x1="6.701cm" svg:y1="6.001cm" svg:x2="4.701cm" svg:y2="4.7cm" draw:start-shape="id81" draw:start-glue-point="4" draw:end-shape="id82" draw:end-glue-point="0" svg:d="M6701 6001v-1301h-2000" svg:viewBox="0 0 2001 1302">
          <text:p/>
        </draw:connector>
        <draw:connector draw:style-name="gr2" draw:text-style-name="P5" draw:layer="layout" svg:x1="4.701cm" svg:y1="7.401cm" svg:x2="8.702cm" svg:y2="9.002cm" draw:start-shape="id80" draw:start-glue-point="8" draw:end-shape="id83" draw:end-glue-point="4" svg:d="M4701 7401v801h4001v800" svg:viewBox="0 0 4002 1602">
          <text:p/>
        </draw:connector>
        <draw:connector draw:style-name="gr2" draw:text-style-name="P5" draw:layer="layout" draw:line-skew="-0.603cm" svg:x1="6.701cm" svg:y1="7.401cm" svg:x2="12.703cm" svg:y2="9.003cm" draw:start-shape="id81" draw:start-glue-point="8" draw:end-shape="id84" draw:end-glue-point="4" svg:d="M6701 7401v199h6002v1403" svg:viewBox="0 0 6003 1603">
          <text:p/>
        </draw:connector>
        <draw:connector draw:style-name="gr2" draw:text-style-name="P5" draw:layer="layout" svg:x1="4.701cm" svg:y1="7.401cm" svg:x2="10.702cm" svg:y2="9.002cm" draw:start-shape="id80" draw:start-glue-point="8" draw:end-shape="id85" draw:end-glue-point="4" svg:d="M4701 7401v801h6001v800" svg:viewBox="0 0 6002 1602">
          <text:p/>
        </draw:connector>
        <draw:connector draw:style-name="gr2" draw:text-style-name="P5" draw:layer="layout" draw:line-skew="-0.603cm" svg:x1="14.703cm" svg:y1="9.003cm" svg:x2="6.701cm" svg:y2="7.401cm" draw:start-shape="id86" draw:start-glue-point="4" draw:end-shape="id81" draw:end-glue-point="8" svg:d="M14703 9003v-1403h-8002v-199" svg:viewBox="0 0 8003 1603">
          <text:p/>
        </draw:connector>
        <draw:custom-shape draw:style-name="gr1" draw:text-style-name="P4" xml:id="id88" draw:id="id88" draw:layer="layout" svg:width="1.4cm" svg:height="1.4cm" svg:x="18.003cm" svg:y="12.003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7" draw:id="id87" draw:layer="layout" svg:width="1.4cm" svg:height="1.4cm" svg:x="16.003cm" svg:y="12.003cm">
          <text:p text:style-name="P3">1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0" draw:id="id90" draw:layer="layout" svg:width="1.4cm" svg:height="1.4cm" svg:x="22.004cm" svg:y="12.004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9" draw:id="id89" draw:layer="layout" svg:width="1.4cm" svg:height="1.4cm" svg:x="20.004cm" svg:y="12.004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91" draw:id="id91" draw:layer="layout" svg:width="1.4cm" svg:height="1.4cm" svg:x="24.005cm" svg:y="12.005cm">
          <text:p text:style-name="P10"><text:span text:style-name="T4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line-skew="0.597cm" svg:x1="8.702cm" svg:y1="10.402cm" svg:x2="16.703cm" svg:y2="12.003cm" draw:start-shape="id83" draw:start-glue-point="8" draw:end-shape="id87" draw:end-glue-point="4" svg:d="M8702 10402v1398h8001v203" svg:viewBox="0 0 8002 1602">
          <text:p/>
        </draw:connector>
        <draw:connector draw:style-name="gr2" draw:text-style-name="P5" draw:layer="layout" draw:line-skew="0.597cm" svg:x1="18.703cm" svg:y1="12.003cm" svg:x2="8.702cm" svg:y2="10.402cm" draw:start-shape="id88" draw:start-glue-point="4" draw:end-shape="id83" draw:end-glue-point="8" svg:d="M18703 12003v-203h-10001v-1398" svg:viewBox="0 0 10002 1602">
          <text:p/>
        </draw:connector>
        <draw:connector draw:style-name="gr2" draw:text-style-name="P5" draw:layer="layout" svg:x1="10.702cm" svg:y1="10.402cm" svg:x2="20.704cm" svg:y2="12.004cm" draw:start-shape="id85" draw:end-shape="id89" draw:end-glue-point="4" svg:d="M10702 10402v802h10002v800" svg:viewBox="0 0 10003 1603">
          <text:p/>
        </draw:connector>
        <draw:connector draw:style-name="gr2" draw:text-style-name="P5" draw:layer="layout" svg:x1="22.704cm" svg:y1="12.004cm" svg:x2="10.702cm" svg:y2="10.402cm" draw:start-shape="id90" draw:start-glue-point="4" draw:end-shape="id85" draw:end-glue-point="8" svg:d="M22704 12004v-800h-12002v-802" svg:viewBox="0 0 12003 1603">
          <text:p/>
        </draw:connector>
        <draw:connector draw:style-name="gr2" draw:text-style-name="P5" draw:layer="layout" draw:line-skew="-0.405cm" svg:x1="12.703cm" svg:y1="10.403cm" svg:x2="24.705cm" svg:y2="12.005cm" draw:start-shape="id84" draw:start-glue-point="8" draw:end-shape="id91" draw:end-glue-point="4" svg:d="M12703 10403v397h12002v1205" svg:viewBox="0 0 12003 1603">
          <text:p/>
        </draw:connector>
        <draw:frame draw:style-name="gr3" draw:text-style-name="P6" draw:layer="layout" svg:width="1.205cm" svg:height="0.962cm" svg:x="2.1cm" svg:y="14cm">
          <draw:text-box>
            <text:p><text:span text:style-name="T3">46</text:span></text:p>
          </draw:text-box>
        </draw:frame>
        <draw:frame draw:style-name="gr5" draw:text-style-name="P6" draw:layer="layout" svg:width="1.171cm" svg:height="0.962cm" svg:x="3.901cm" svg:y="14cm">
          <draw:text-box>
            <text:p><text:span text:style-name="T3">11</text:span></text:p>
          </draw:text-box>
        </draw:frame>
        <draw:frame draw:style-name="gr4" draw:text-style-name="P6" draw:layer="layout" svg:width="0.853cm" svg:height="0.962cm" svg:x="5.902cm" svg:y="14cm">
          <draw:text-box>
            <text:p><text:span text:style-name="T3">5</text:span></text:p>
          </draw:text-box>
        </draw:frame>
        <draw:frame draw:style-name="gr3" draw:text-style-name="P6" draw:layer="layout" svg:width="1.205cm" svg:height="0.962cm" svg:x="7.903cm" svg:y="14cm">
          <draw:text-box>
            <text:p><text:span text:style-name="T3">33</text:span></text:p>
          </draw:text-box>
        </draw:frame>
        <draw:frame draw:style-name="gr3" draw:text-style-name="P6" draw:layer="layout" svg:width="1.205cm" svg:height="0.962cm" svg:x="10.104cm" svg:y="14cm">
          <draw:text-box>
            <text:p><text:span text:style-name="T3">16</text:span></text:p>
          </draw:text-box>
        </draw:frame>
        <draw:frame draw:style-name="gr3" draw:text-style-name="P6" draw:layer="layout" svg:width="1.205cm" svg:height="0.962cm" svg:x="12.105cm" svg:y="14cm">
          <draw:text-box>
            <text:p><text:span text:style-name="T3">25</text:span></text:p>
          </draw:text-box>
        </draw:frame>
        <draw:frame draw:style-name="gr4" draw:text-style-name="P6" draw:layer="layout" svg:width="0.853cm" svg:height="0.962cm" svg:x="14.206cm" svg:y="14cm">
          <draw:text-box>
            <text:p><text:span text:style-name="T3">6</text:span></text:p>
          </draw:text-box>
        </draw:frame>
        <draw:frame draw:style-name="gr6" draw:text-style-name="P6" draw:layer="layout" svg:width="1.556cm" svg:height="0.962cm" svg:x="16.107cm" svg:y="14cm">
          <draw:text-box>
            <text:p><text:span text:style-name="T3">123</text:span></text:p>
          </draw:text-box>
        </draw:frame>
        <draw:frame draw:style-name="gr3" draw:text-style-name="P6" draw:layer="layout" svg:width="1.205cm" svg:height="0.962cm" svg:x="18.108cm" svg:y="14cm">
          <draw:text-box>
            <text:p><text:span text:style-name="T3">37</text:span></text:p>
          </draw:text-box>
        </draw:frame>
        <draw:frame draw:style-name="gr3" draw:text-style-name="P6" draw:layer="layout" svg:width="1.205cm" svg:height="0.962cm" svg:x="20.109cm" svg:y="14cm">
          <draw:text-box>
            <text:p><text:span text:style-name="T3">19</text:span></text:p>
          </draw:text-box>
        </draw:frame>
        <draw:frame draw:style-name="gr3" draw:text-style-name="P6" draw:layer="layout" svg:width="1.205cm" svg:height="0.962cm" svg:x="22.11cm" svg:y="14cm">
          <draw:text-box>
            <text:p><text:span text:style-name="T3">23</text:span></text:p>
          </draw:text-box>
        </draw:frame>
        <draw:frame draw:style-name="gr3" draw:text-style-name="P6" draw:layer="layout" svg:width="1.205cm" svg:height="0.962cm" svg:x="24.111cm" svg:y="14cm">
          <draw:text-box>
            <text:p><text:span text:style-name="T3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3" draw:text-style-name="P2" draw:layer="layout" svg:width="25cm" svg:height="3.929cm" svg:x="2cm" svg:y="0.171cm" presentation:class="title" presentation:user-transformed="true">
          <draw:text-box>
            <text:p text:style-name="P1"><text:span text:style-name="T8">Passo 7. </text:span><text:span text:style-name="T7">46 é maior que 25 e 6, portanto troca com o menor valor </text:span></text:p>
          </draw:text-box>
        </draw:frame>
        <draw:custom-shape draw:style-name="gr1" draw:text-style-name="P4" xml:id="id92" draw:id="id92" draw:layer="layout" svg:width="1.4cm" svg:height="1.4cm" svg:x="2cm" svg:y="4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94" draw:id="id94" draw:layer="layout" svg:width="1.4cm" svg:height="1.4cm" svg:x="6.001cm" svg:y="6.001cm">
          <text:p text:style-name="P3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3" draw:id="id93" draw:layer="layout" svg:width="1.4cm" svg:height="1.4cm" svg:x="4.001cm" svg:y="6.001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8" draw:id="id98" draw:layer="layout" svg:width="1.4cm" svg:height="1.4cm" svg:x="10.002cm" svg:y="9.00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6" draw:id="id96" draw:layer="layout" svg:width="1.4cm" svg:height="1.4cm" svg:x="8.002cm" svg:y="9.002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xml:id="id99" draw:id="id99" draw:layer="layout" svg:width="1.4cm" svg:height="1.4cm" svg:x="14.003cm" svg:y="9.00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97" draw:id="id97" draw:layer="layout" svg:width="1.4cm" svg:height="1.4cm" svg:x="12.003cm" svg:y="9.003cm">
          <text:p text:style-name="P10"><text:span text:style-name="T4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xml:id="id95" draw:id="id95" draw:layer="layout" svg:x1="3.4cm" svg:y1="4.7cm" svg:x2="4.701cm" svg:y2="6.001cm" draw:start-shape="id92" draw:start-glue-point="10" draw:end-shape="id93" draw:end-glue-point="4" svg:d="M3400 4700h1301v1301" svg:viewBox="0 0 1302 1302">
          <text:p/>
        </draw:connector>
        <draw:connector draw:style-name="gr2" draw:text-style-name="P5" draw:layer="layout" svg:x1="6.701cm" svg:y1="6.001cm" svg:x2="4.701cm" svg:y2="4.7cm" draw:start-shape="id94" draw:start-glue-point="4" draw:end-shape="id95" draw:end-glue-point="0" svg:d="M6701 6001v-1301h-2000" svg:viewBox="0 0 2001 1302">
          <text:p/>
        </draw:connector>
        <draw:connector draw:style-name="gr2" draw:text-style-name="P5" draw:layer="layout" svg:x1="4.701cm" svg:y1="7.401cm" svg:x2="8.702cm" svg:y2="9.002cm" draw:start-shape="id93" draw:start-glue-point="8" draw:end-shape="id96" draw:end-glue-point="4" svg:d="M4701 7401v801h4001v800" svg:viewBox="0 0 4002 1602">
          <text:p/>
        </draw:connector>
        <draw:connector draw:style-name="gr2" draw:text-style-name="P5" draw:layer="layout" draw:line-skew="-0.603cm" svg:x1="6.701cm" svg:y1="7.401cm" svg:x2="12.703cm" svg:y2="9.003cm" draw:start-shape="id94" draw:start-glue-point="8" draw:end-shape="id97" draw:end-glue-point="4" svg:d="M6701 7401v199h6002v1403" svg:viewBox="0 0 6003 1603">
          <text:p/>
        </draw:connector>
        <draw:connector draw:style-name="gr2" draw:text-style-name="P5" draw:layer="layout" svg:x1="4.701cm" svg:y1="7.401cm" svg:x2="10.702cm" svg:y2="9.002cm" draw:start-shape="id93" draw:start-glue-point="8" draw:end-shape="id98" draw:end-glue-point="4" svg:d="M4701 7401v801h6001v800" svg:viewBox="0 0 6002 1602">
          <text:p/>
        </draw:connector>
        <draw:connector draw:style-name="gr2" draw:text-style-name="P5" draw:layer="layout" draw:line-skew="-0.603cm" svg:x1="14.703cm" svg:y1="9.003cm" svg:x2="6.701cm" svg:y2="7.401cm" draw:start-shape="id99" draw:start-glue-point="4" draw:end-shape="id94" draw:end-glue-point="8" svg:d="M14703 9003v-1403h-8002v-199" svg:viewBox="0 0 8003 1603">
          <text:p/>
        </draw:connector>
        <draw:custom-shape draw:style-name="gr1" draw:text-style-name="P4" xml:id="id101" draw:id="id101" draw:layer="layout" svg:width="1.4cm" svg:height="1.4cm" svg:x="18.003cm" svg:y="12.003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0" draw:id="id100" draw:layer="layout" svg:width="1.4cm" svg:height="1.4cm" svg:x="16.003cm" svg:y="12.003cm">
          <text:p text:style-name="P3">1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3" draw:id="id103" draw:layer="layout" svg:width="1.4cm" svg:height="1.4cm" svg:x="22.004cm" svg:y="12.004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2" draw:id="id102" draw:layer="layout" svg:width="1.4cm" svg:height="1.4cm" svg:x="20.004cm" svg:y="12.004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104" draw:id="id104" draw:layer="layout" svg:width="1.4cm" svg:height="1.4cm" svg:x="24.005cm" svg:y="12.005cm">
          <text:p text:style-name="P10"><text:span text:style-name="T4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line-skew="0.597cm" svg:x1="8.702cm" svg:y1="10.402cm" svg:x2="16.703cm" svg:y2="12.003cm" draw:start-shape="id96" draw:start-glue-point="8" draw:end-shape="id100" draw:end-glue-point="4" svg:d="M8702 10402v1398h8001v203" svg:viewBox="0 0 8002 1602">
          <text:p/>
        </draw:connector>
        <draw:connector draw:style-name="gr2" draw:text-style-name="P5" draw:layer="layout" draw:line-skew="0.597cm" svg:x1="18.703cm" svg:y1="12.003cm" svg:x2="8.702cm" svg:y2="10.402cm" draw:start-shape="id101" draw:start-glue-point="4" draw:end-shape="id96" draw:end-glue-point="8" svg:d="M18703 12003v-203h-10001v-1398" svg:viewBox="0 0 10002 1602">
          <text:p/>
        </draw:connector>
        <draw:connector draw:style-name="gr2" draw:text-style-name="P5" draw:layer="layout" svg:x1="10.702cm" svg:y1="10.402cm" svg:x2="20.704cm" svg:y2="12.004cm" draw:start-shape="id98" draw:end-shape="id102" draw:end-glue-point="4" svg:d="M10702 10402v802h10002v800" svg:viewBox="0 0 10003 1603">
          <text:p/>
        </draw:connector>
        <draw:connector draw:style-name="gr2" draw:text-style-name="P5" draw:layer="layout" svg:x1="22.704cm" svg:y1="12.004cm" svg:x2="10.702cm" svg:y2="10.402cm" draw:start-shape="id103" draw:start-glue-point="4" draw:end-shape="id98" draw:end-glue-point="8" svg:d="M22704 12004v-800h-12002v-802" svg:viewBox="0 0 12003 1603">
          <text:p/>
        </draw:connector>
        <draw:connector draw:style-name="gr2" draw:text-style-name="P5" draw:layer="layout" draw:line-skew="-0.405cm" svg:x1="12.703cm" svg:y1="10.403cm" svg:x2="24.705cm" svg:y2="12.005cm" draw:start-shape="id97" draw:start-glue-point="8" draw:end-shape="id104" draw:end-glue-point="4" svg:d="M12703 10403v397h12002v1205" svg:viewBox="0 0 12003 1603">
          <text:p/>
        </draw:connector>
        <draw:frame draw:style-name="gr4" draw:text-style-name="P6" draw:layer="layout" svg:width="0.853cm" svg:height="0.962cm" svg:x="2.1cm" svg:y="14cm">
          <draw:text-box>
            <text:p><text:span text:style-name="T3">5</text:span></text:p>
          </draw:text-box>
        </draw:frame>
        <draw:frame draw:style-name="gr5" draw:text-style-name="P6" draw:layer="layout" svg:width="1.171cm" svg:height="0.962cm" svg:x="3.901cm" svg:y="14cm">
          <draw:text-box>
            <text:p><text:span text:style-name="T3">11</text:span></text:p>
          </draw:text-box>
        </draw:frame>
        <draw:frame draw:style-name="gr3" draw:text-style-name="P6" draw:layer="layout" svg:width="1.205cm" svg:height="0.962cm" svg:x="5.902cm" svg:y="14cm">
          <draw:text-box>
            <text:p><text:span text:style-name="T3">46</text:span></text:p>
          </draw:text-box>
        </draw:frame>
        <draw:frame draw:style-name="gr3" draw:text-style-name="P6" draw:layer="layout" svg:width="1.205cm" svg:height="0.962cm" svg:x="7.903cm" svg:y="14cm">
          <draw:text-box>
            <text:p><text:span text:style-name="T3">33</text:span></text:p>
          </draw:text-box>
        </draw:frame>
        <draw:frame draw:style-name="gr3" draw:text-style-name="P6" draw:layer="layout" svg:width="1.205cm" svg:height="0.962cm" svg:x="10.104cm" svg:y="14cm">
          <draw:text-box>
            <text:p><text:span text:style-name="T3">16</text:span></text:p>
          </draw:text-box>
        </draw:frame>
        <draw:frame draw:style-name="gr3" draw:text-style-name="P6" draw:layer="layout" svg:width="1.205cm" svg:height="0.962cm" svg:x="12.105cm" svg:y="14cm">
          <draw:text-box>
            <text:p><text:span text:style-name="T3">25</text:span></text:p>
          </draw:text-box>
        </draw:frame>
        <draw:frame draw:style-name="gr4" draw:text-style-name="P6" draw:layer="layout" svg:width="0.853cm" svg:height="0.962cm" svg:x="14.206cm" svg:y="14cm">
          <draw:text-box>
            <text:p><text:span text:style-name="T3">6</text:span></text:p>
          </draw:text-box>
        </draw:frame>
        <draw:frame draw:style-name="gr6" draw:text-style-name="P6" draw:layer="layout" svg:width="1.556cm" svg:height="0.962cm" svg:x="16.107cm" svg:y="14cm">
          <draw:text-box>
            <text:p><text:span text:style-name="T3">123</text:span></text:p>
          </draw:text-box>
        </draw:frame>
        <draw:frame draw:style-name="gr3" draw:text-style-name="P6" draw:layer="layout" svg:width="1.205cm" svg:height="0.962cm" svg:x="18.108cm" svg:y="14cm">
          <draw:text-box>
            <text:p><text:span text:style-name="T3">37</text:span></text:p>
          </draw:text-box>
        </draw:frame>
        <draw:frame draw:style-name="gr3" draw:text-style-name="P6" draw:layer="layout" svg:width="1.205cm" svg:height="0.962cm" svg:x="20.109cm" svg:y="14cm">
          <draw:text-box>
            <text:p><text:span text:style-name="T3">19</text:span></text:p>
          </draw:text-box>
        </draw:frame>
        <draw:frame draw:style-name="gr3" draw:text-style-name="P6" draw:layer="layout" svg:width="1.205cm" svg:height="0.962cm" svg:x="22.11cm" svg:y="14cm">
          <draw:text-box>
            <text:p><text:span text:style-name="T3">23</text:span></text:p>
          </draw:text-box>
        </draw:frame>
        <draw:frame draw:style-name="gr3" draw:text-style-name="P6" draw:layer="layout" svg:width="1.205cm" svg:height="0.962cm" svg:x="24.111cm" svg:y="14cm">
          <draw:text-box>
            <text:p><text:span text:style-name="T3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3" draw:text-style-name="P2" draw:layer="layout" svg:width="25cm" svg:height="3.929cm" svg:x="2cm" svg:y="0.171cm" presentation:class="title" presentation:user-transformed="true">
          <draw:text-box>
            <text:p text:style-name="P1"><text:span text:style-name="T8">Passo 8. </text:span><text:span text:style-name="T7">Heap finalizada</text:span></text:p>
          </draw:text-box>
        </draw:frame>
        <draw:custom-shape draw:style-name="gr1" draw:text-style-name="P4" xml:id="id105" draw:id="id105" draw:layer="layout" svg:width="1.4cm" svg:height="1.4cm" svg:x="2cm" svg:y="4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7" draw:id="id107" draw:layer="layout" svg:width="1.4cm" svg:height="1.4cm" svg:x="6.001cm" svg:y="6.001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6" draw:id="id106" draw:layer="layout" svg:width="1.4cm" svg:height="1.4cm" svg:x="4.001cm" svg:y="6.001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1" draw:id="id111" draw:layer="layout" svg:width="1.4cm" svg:height="1.4cm" svg:x="10.002cm" svg:y="9.00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9" draw:id="id109" draw:layer="layout" svg:width="1.4cm" svg:height="1.4cm" svg:x="8.002cm" svg:y="9.002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2" draw:id="id112" draw:layer="layout" svg:width="1.4cm" svg:height="1.4cm" svg:x="14.003cm" svg:y="9.003cm">
          <text:p text:style-name="P3">4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110" draw:id="id110" draw:layer="layout" svg:width="1.4cm" svg:height="1.4cm" svg:x="12.003cm" svg:y="9.003cm">
          <text:p text:style-name="P10"><text:span text:style-name="T4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xml:id="id108" draw:id="id108" draw:layer="layout" svg:x1="3.4cm" svg:y1="4.7cm" svg:x2="4.701cm" svg:y2="6.001cm" draw:start-shape="id105" draw:start-glue-point="10" draw:end-shape="id106" draw:end-glue-point="4" svg:d="M3400 4700h1301v1301" svg:viewBox="0 0 1302 1302">
          <text:p/>
        </draw:connector>
        <draw:connector draw:style-name="gr2" draw:text-style-name="P5" draw:layer="layout" svg:x1="6.701cm" svg:y1="6.001cm" svg:x2="4.701cm" svg:y2="4.7cm" draw:start-shape="id107" draw:start-glue-point="4" draw:end-shape="id108" draw:end-glue-point="0" svg:d="M6701 6001v-1301h-2000" svg:viewBox="0 0 2001 1302">
          <text:p/>
        </draw:connector>
        <draw:connector draw:style-name="gr2" draw:text-style-name="P5" draw:layer="layout" svg:x1="4.701cm" svg:y1="7.401cm" svg:x2="8.702cm" svg:y2="9.002cm" draw:start-shape="id106" draw:start-glue-point="8" draw:end-shape="id109" draw:end-glue-point="4" svg:d="M4701 7401v801h4001v800" svg:viewBox="0 0 4002 1602">
          <text:p/>
        </draw:connector>
        <draw:connector draw:style-name="gr2" draw:text-style-name="P5" draw:layer="layout" draw:line-skew="-0.603cm" svg:x1="6.701cm" svg:y1="7.401cm" svg:x2="12.703cm" svg:y2="9.003cm" draw:start-shape="id107" draw:start-glue-point="8" draw:end-shape="id110" draw:end-glue-point="4" svg:d="M6701 7401v199h6002v1403" svg:viewBox="0 0 6003 1603">
          <text:p/>
        </draw:connector>
        <draw:connector draw:style-name="gr2" draw:text-style-name="P5" draw:layer="layout" svg:x1="4.701cm" svg:y1="7.401cm" svg:x2="10.702cm" svg:y2="9.002cm" draw:start-shape="id106" draw:start-glue-point="8" draw:end-shape="id111" draw:end-glue-point="4" svg:d="M4701 7401v801h6001v800" svg:viewBox="0 0 6002 1602">
          <text:p/>
        </draw:connector>
        <draw:connector draw:style-name="gr2" draw:text-style-name="P5" draw:layer="layout" draw:line-skew="-0.603cm" svg:x1="14.703cm" svg:y1="9.003cm" svg:x2="6.701cm" svg:y2="7.401cm" draw:start-shape="id112" draw:start-glue-point="4" draw:end-shape="id107" draw:end-glue-point="8" svg:d="M14703 9003v-1403h-8002v-199" svg:viewBox="0 0 8003 1603">
          <text:p/>
        </draw:connector>
        <draw:custom-shape draw:style-name="gr1" draw:text-style-name="P4" xml:id="id114" draw:id="id114" draw:layer="layout" svg:width="1.4cm" svg:height="1.4cm" svg:x="18.003cm" svg:y="12.003cm">
          <text:p text:style-name="P3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3" draw:id="id113" draw:layer="layout" svg:width="1.4cm" svg:height="1.4cm" svg:x="16.003cm" svg:y="12.003cm">
          <text:p text:style-name="P3">1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6" draw:id="id116" draw:layer="layout" svg:width="1.4cm" svg:height="1.4cm" svg:x="22.004cm" svg:y="12.004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5" draw:id="id115" draw:layer="layout" svg:width="1.4cm" svg:height="1.4cm" svg:x="20.004cm" svg:y="12.004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1" xml:id="id117" draw:id="id117" draw:layer="layout" svg:width="1.4cm" svg:height="1.4cm" svg:x="24.005cm" svg:y="12.005cm">
          <text:p text:style-name="P10"><text:span text:style-name="T4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line-skew="0.597cm" svg:x1="8.702cm" svg:y1="10.402cm" svg:x2="16.703cm" svg:y2="12.003cm" draw:start-shape="id109" draw:start-glue-point="8" draw:end-shape="id113" draw:end-glue-point="4" svg:d="M8702 10402v1398h8001v203" svg:viewBox="0 0 8002 1602">
          <text:p/>
        </draw:connector>
        <draw:connector draw:style-name="gr2" draw:text-style-name="P5" draw:layer="layout" draw:line-skew="0.597cm" svg:x1="18.703cm" svg:y1="12.003cm" svg:x2="8.702cm" svg:y2="10.402cm" draw:start-shape="id114" draw:start-glue-point="4" draw:end-shape="id109" draw:end-glue-point="8" svg:d="M18703 12003v-203h-10001v-1398" svg:viewBox="0 0 10002 1602">
          <text:p/>
        </draw:connector>
        <draw:connector draw:style-name="gr2" draw:text-style-name="P5" draw:layer="layout" svg:x1="10.702cm" svg:y1="10.402cm" svg:x2="20.704cm" svg:y2="12.004cm" draw:start-shape="id111" draw:end-shape="id115" draw:end-glue-point="4" svg:d="M10702 10402v802h10002v800" svg:viewBox="0 0 10003 1603">
          <text:p/>
        </draw:connector>
        <draw:connector draw:style-name="gr2" draw:text-style-name="P5" draw:layer="layout" svg:x1="22.704cm" svg:y1="12.004cm" svg:x2="10.702cm" svg:y2="10.402cm" draw:start-shape="id116" draw:start-glue-point="4" draw:end-shape="id111" draw:end-glue-point="8" svg:d="M22704 12004v-800h-12002v-802" svg:viewBox="0 0 12003 1603">
          <text:p/>
        </draw:connector>
        <draw:connector draw:style-name="gr2" draw:text-style-name="P5" draw:layer="layout" draw:line-skew="-0.405cm" svg:x1="12.703cm" svg:y1="10.403cm" svg:x2="24.705cm" svg:y2="12.005cm" draw:start-shape="id110" draw:start-glue-point="8" draw:end-shape="id117" draw:end-glue-point="4" svg:d="M12703 10403v397h12002v1205" svg:viewBox="0 0 12003 1603">
          <text:p/>
        </draw:connector>
        <draw:frame draw:style-name="gr4" draw:text-style-name="P6" draw:layer="layout" svg:width="0.853cm" svg:height="0.962cm" svg:x="2.1cm" svg:y="14cm">
          <draw:text-box>
            <text:p><text:span text:style-name="T3">5</text:span></text:p>
          </draw:text-box>
        </draw:frame>
        <draw:frame draw:style-name="gr5" draw:text-style-name="P6" draw:layer="layout" svg:width="1.171cm" svg:height="0.962cm" svg:x="3.901cm" svg:y="14cm">
          <draw:text-box>
            <text:p><text:span text:style-name="T3">11</text:span></text:p>
          </draw:text-box>
        </draw:frame>
        <draw:frame draw:style-name="gr4" draw:text-style-name="P6" draw:layer="layout" svg:width="0.853cm" svg:height="0.962cm" svg:x="5.902cm" svg:y="14cm">
          <draw:text-box>
            <text:p><text:span text:style-name="T3">6</text:span></text:p>
          </draw:text-box>
        </draw:frame>
        <draw:frame draw:style-name="gr3" draw:text-style-name="P6" draw:layer="layout" svg:width="1.205cm" svg:height="0.962cm" svg:x="7.903cm" svg:y="14cm">
          <draw:text-box>
            <text:p><text:span text:style-name="T3">33</text:span></text:p>
          </draw:text-box>
        </draw:frame>
        <draw:frame draw:style-name="gr3" draw:text-style-name="P6" draw:layer="layout" svg:width="1.205cm" svg:height="0.962cm" svg:x="10.104cm" svg:y="14cm">
          <draw:text-box>
            <text:p><text:span text:style-name="T3">16</text:span></text:p>
          </draw:text-box>
        </draw:frame>
        <draw:frame draw:style-name="gr3" draw:text-style-name="P6" draw:layer="layout" svg:width="1.205cm" svg:height="0.962cm" svg:x="12.105cm" svg:y="14cm">
          <draw:text-box>
            <text:p><text:span text:style-name="T3">25</text:span></text:p>
          </draw:text-box>
        </draw:frame>
        <draw:frame draw:style-name="gr3" draw:text-style-name="P6" draw:layer="layout" svg:width="1.205cm" svg:height="0.962cm" svg:x="14.206cm" svg:y="14cm">
          <draw:text-box>
            <text:p><text:span text:style-name="T3">46</text:span></text:p>
          </draw:text-box>
        </draw:frame>
        <draw:frame draw:style-name="gr6" draw:text-style-name="P6" draw:layer="layout" svg:width="1.556cm" svg:height="0.962cm" svg:x="16.107cm" svg:y="14cm">
          <draw:text-box>
            <text:p><text:span text:style-name="T3">123</text:span></text:p>
          </draw:text-box>
        </draw:frame>
        <draw:frame draw:style-name="gr3" draw:text-style-name="P6" draw:layer="layout" svg:width="1.205cm" svg:height="0.962cm" svg:x="18.108cm" svg:y="14cm">
          <draw:text-box>
            <text:p><text:span text:style-name="T3">37</text:span></text:p>
          </draw:text-box>
        </draw:frame>
        <draw:frame draw:style-name="gr3" draw:text-style-name="P6" draw:layer="layout" svg:width="1.205cm" svg:height="0.962cm" svg:x="20.109cm" svg:y="14cm">
          <draw:text-box>
            <text:p><text:span text:style-name="T3">19</text:span></text:p>
          </draw:text-box>
        </draw:frame>
        <draw:frame draw:style-name="gr3" draw:text-style-name="P6" draw:layer="layout" svg:width="1.205cm" svg:height="0.962cm" svg:x="22.11cm" svg:y="14cm">
          <draw:text-box>
            <text:p><text:span text:style-name="T3">23</text:span></text:p>
          </draw:text-box>
        </draw:frame>
        <draw:frame draw:style-name="gr3" draw:text-style-name="P6" draw:layer="layout" svg:width="1.205cm" svg:height="0.962cm" svg:x="24.111cm" svg:y="14cm">
          <draw:text-box>
            <text:p><text:span text:style-name="T3">40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3:59:53.682434366</meta:creation-date>
    <dc:date>2021-09-09T15:03:17.852594717</dc:date>
    <meta:editing-duration>PT33M22S</meta:editing-duration>
    <meta:editing-cycles>6</meta:editing-cycles>
    <meta:generator>LibreOffice/6.4.7.2$Linux_X86_64 LibreOffice_project/40$Build-2</meta:generator>
    <meta:document-statistic meta:object-count="363"/>
  </office:meta>
</office:document-meta>
</file>